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3.35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1.03mm"/>
    </style:style>
    <style:style style:name="ro1" style:family="table-row">
      <style:table-row-properties style:row-height="6.69mm" fo:break-before="auto" style:use-optimal-row-height="fals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3.97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0124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0" style:base-cell-address="Feuil1.A2"/>
      <style:map style:condition="is-true-formula(WEEKDAY([.A2])=1)" style:apply-style-name="ConditionalStyle_5f_12" style:base-cell-address="Feuil1.A2"/>
      <style:map style:condition="is-true-formula(WEEKDAY([.A2])=7)" style:apply-style-name="ConditionalStyle_5f_11" style:base-cell-address="Feuil1.A2"/>
    </style:style>
    <style:style style:name="ce3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8" style:base-cell-address="Feuil1.B2"/>
      <style:map style:condition="is-true-formula(WEEKDAY([.A2])=1)" style:apply-style-name="ConditionalStyle_5f_9" style:base-cell-address="Feuil1.B2"/>
    </style:style>
    <style:style style:name="ce6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8" style:base-cell-address="Feuil1.B2"/>
      <style:map style:condition="is-true-formula(WEEKDAY([.A2])=1)" style:apply-style-name="ConditionalStyle_5f_9" style:base-cell-address="Feuil1.B2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diagonal-bl-tr="none" style:diagonal-tl-br="none" fo:border="none" style:rotation-align="non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0" style:family="table-cell" style:parent-style-name="Default" style:data-style-name="N10124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0" style:base-cell-address="Feuil1.A2"/>
      <style:map style:condition="is-true-formula(WEEKDAY([.A2])=1)" style:apply-style-name="ConditionalStyle_5f_12" style:base-cell-address="Feuil1.A2"/>
      <style:map style:condition="is-true-formula(WEEKDAY([.A2])=7)" style:apply-style-name="ConditionalStyle_5f_11" style:base-cell-address="Feuil1.A2"/>
    </style:style>
    <style:style style:name="ce11" style:family="table-cell" style:parent-style-name="Default" style:data-style-name="N1012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0124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0" style:base-cell-address="Feuil1.A2"/>
      <style:map style:condition="is-true-formula(WEEKDAY([.A2])=1)" style:apply-style-name="ConditionalStyle_5f_12" style:base-cell-address="Feuil1.A2"/>
      <style:map style:condition="is-true-formula(WEEKDAY([.A2])=7)" style:apply-style-name="ConditionalStyle_5f_11" style:base-cell-address="Feuil1.A2"/>
    </style:style>
    <style:style style:name="ce14" style:family="table-cell" style:parent-style-name="Default" style:data-style-name="N10124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10" style:base-cell-address="Feuil1.A2"/>
      <style:map style:condition="is-true-formula(WEEKDAY([.A2])=1)" style:apply-style-name="ConditionalStyle_5f_12" style:base-cell-address="Feuil1.A2"/>
      <style:map style:condition="is-true-formula(WEEKDAY([.A2])=7)" style:apply-style-name="ConditionalStyle_5f_11" style:base-cell-address="Feuil1.A2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is-true-formula([.A2]=TODAY())" style:apply-style-name="ConditionalStyle_5f_8" style:base-cell-address="Feuil1.B2"/>
      <style:map style:condition="is-true-formula(WEEKDAY([.A2])=1)" style:apply-style-name="ConditionalStyle_5f_9" style:base-cell-address="Feuil1.B2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2.49pt double-thin #000000" style:border-line-width-bottom="0.18mm 0.53mm 0.18mm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2.49pt double-thin #000000" style:border-line-width-bottom="0.18mm 0.53mm 0.18mm" style:diagonal-bl-tr="none" style:diagonal-tl-br="none" fo:border-left="none" fo:border-right="none" style:rotation-align="none" fo:border-top="2.49pt double-thin #000000" style:border-line-width-top="0.18mm 0.53mm 0.18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003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2" table:default-cell-style-name="ce9"/>
        <table:table-column table:style-name="co1" table:number-columns-repeated="2" table:default-cell-style-name="ce3"/>
        <table:table-column table:style-name="co3" table:number-columns-repeated="106" table:default-cell-style-name="ce9"/>
        <table:table-column table:style-name="co3" table:number-columns-repeated="883" table:default-cell-style-name="ce3"/>
        <table:table-row table:style-name="ro1">
          <table:table-cell table:style-name="ce1" office:value-type="string" calcext:value-type="string" table:number-columns-spanned="2" table:number-rows-spanned="1">
            <text:p>JANVIER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FEVRIER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MARS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AVRIL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MAI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JUIN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JUILLET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AOUT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SEPT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OCT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NOV</text:p>
          </table:table-cell>
          <table:covered-table-cell table:style-name="ce4"/>
          <table:table-cell table:style-name="ce7"/>
          <table:table-cell table:style-name="ce1" office:value-type="string" calcext:value-type="string" table:number-columns-spanned="2" table:number-rows-spanned="1">
            <text:p>DEC</text:p>
          </table:table-cell>
          <table:covered-table-cell table:style-name="ce4"/>
          <table:table-cell table:style-name="ce17" table:number-columns-repeated="106"/>
          <table:table-cell table:style-name="ce18" table:number-columns-repeated="883"/>
        </table:table-row>
        <table:table-row table:style-name="ro1">
          <table:table-cell table:style-name="ce2" office:value-type="date" office:date-value="2016-01-01" calcext:value-type="date">
            <text:p>ven. 1</text:p>
          </table:table-cell>
          <table:table-cell table:style-name="ce5"/>
          <table:table-cell table:style-name="ce8"/>
          <table:table-cell table:style-name="ce2" table:formula="of:=[.A32]+1" office:value-type="date" office:date-value="2016-02-01" calcext:value-type="date">
            <text:p>lun. 1</text:p>
          </table:table-cell>
          <table:table-cell table:style-name="ce5"/>
          <table:table-cell table:style-name="ce8"/>
          <table:table-cell table:style-name="ce13" table:formula="of:=[.D30]+1" office:value-type="date" office:date-value="2016-03-01" calcext:value-type="date">
            <text:p>mar. 1</text:p>
          </table:table-cell>
          <table:table-cell table:style-name="ce5"/>
          <table:table-cell table:style-name="ce8"/>
          <table:table-cell table:style-name="ce13" table:formula="of:=[.G32]+1" office:value-type="date" office:date-value="2016-04-01" calcext:value-type="date">
            <text:p>ven. 1</text:p>
          </table:table-cell>
          <table:table-cell table:style-name="ce5"/>
          <table:table-cell table:style-name="ce8"/>
          <table:table-cell table:style-name="ce13" table:formula="of:=[.J31]+1" office:value-type="date" office:date-value="2016-05-01" calcext:value-type="date">
            <text:p>dim. 1</text:p>
          </table:table-cell>
          <table:table-cell table:style-name="ce5"/>
          <table:table-cell table:style-name="ce8"/>
          <table:table-cell table:style-name="ce13" table:formula="of:=[.M32]+1" office:value-type="date" office:date-value="2016-06-01" calcext:value-type="date">
            <text:p>mer. 1</text:p>
          </table:table-cell>
          <table:table-cell table:style-name="ce5"/>
          <table:table-cell table:style-name="ce8"/>
          <table:table-cell table:style-name="ce13" table:formula="of:=[.P31]+1" office:value-type="date" office:date-value="2016-07-01" calcext:value-type="date">
            <text:p>ven. 1</text:p>
          </table:table-cell>
          <table:table-cell table:style-name="ce5"/>
          <table:table-cell table:style-name="ce8"/>
          <table:table-cell table:style-name="ce13" table:formula="of:=[.S32]+1" office:value-type="date" office:date-value="2016-08-01" calcext:value-type="date">
            <text:p>lun. 1</text:p>
          </table:table-cell>
          <table:table-cell table:style-name="ce5"/>
          <table:table-cell table:style-name="ce8"/>
          <table:table-cell table:style-name="ce13" table:formula="of:=[.V32]+1" office:value-type="date" office:date-value="2016-09-01" calcext:value-type="date">
            <text:p>jeu. 1</text:p>
          </table:table-cell>
          <table:table-cell table:style-name="ce5"/>
          <table:table-cell table:style-name="ce8"/>
          <table:table-cell table:style-name="ce13" table:formula="of:=[.Y31]+1" office:value-type="date" office:date-value="2016-10-01" calcext:value-type="date">
            <text:p>sam. 1</text:p>
          </table:table-cell>
          <table:table-cell table:style-name="ce5"/>
          <table:table-cell table:style-name="ce8"/>
          <table:table-cell table:style-name="ce13" table:formula="of:=[.AB32]+1" office:value-type="date" office:date-value="2016-11-01" calcext:value-type="date">
            <text:p>mar. 1</text:p>
          </table:table-cell>
          <table:table-cell table:style-name="ce5"/>
          <table:table-cell table:style-name="ce8"/>
          <table:table-cell table:style-name="ce13" table:formula="of:=[.AE31]+1" office:value-type="date" office:date-value="2016-12-01" calcext:value-type="date">
            <text:p>jeu. 1</text:p>
          </table:table-cell>
          <table:table-cell table:style-name="ce5"/>
          <table:table-cell table:style-name="ce17" table:number-columns-repeated="106"/>
          <table:table-cell table:style-name="ce19" table:number-columns-repeated="883"/>
        </table:table-row>
        <table:table-row table:style-name="ro1">
          <table:table-cell table:style-name="ce2" table:formula="of:=[.A2]+1" office:value-type="date" office:date-value="2016-01-02" calcext:value-type="date">
            <text:p>sam. 2</text:p>
          </table:table-cell>
          <table:table-cell table:style-name="ce5"/>
          <table:table-cell table:style-name="ce8"/>
          <table:table-cell table:style-name="ce2" table:formula="of:=[.D2]+1" office:value-type="date" office:date-value="2016-02-02" calcext:value-type="date">
            <text:p>mar. 2</text:p>
          </table:table-cell>
          <table:table-cell table:style-name="ce5"/>
          <table:table-cell table:style-name="ce8"/>
          <table:table-cell table:style-name="ce13" table:formula="of:=[.G2]+1" office:value-type="date" office:date-value="2016-03-02" calcext:value-type="date">
            <text:p>mer. 2</text:p>
          </table:table-cell>
          <table:table-cell table:style-name="ce5"/>
          <table:table-cell table:style-name="ce8"/>
          <table:table-cell table:style-name="ce13" table:formula="of:=[.J2]+1" office:value-type="date" office:date-value="2016-04-02" calcext:value-type="date">
            <text:p>sam. 2</text:p>
          </table:table-cell>
          <table:table-cell table:style-name="ce5"/>
          <table:table-cell table:style-name="ce8"/>
          <table:table-cell table:style-name="ce13" table:formula="of:=[.M2]+1" office:value-type="date" office:date-value="2016-05-02" calcext:value-type="date">
            <text:p>lun. 2</text:p>
          </table:table-cell>
          <table:table-cell table:style-name="ce5"/>
          <table:table-cell table:style-name="ce8"/>
          <table:table-cell table:style-name="ce13" table:formula="of:=[.P2]+1" office:value-type="date" office:date-value="2016-06-02" calcext:value-type="date">
            <text:p>jeu. 2</text:p>
          </table:table-cell>
          <table:table-cell table:style-name="ce5"/>
          <table:table-cell table:style-name="ce8"/>
          <table:table-cell table:style-name="ce13" table:formula="of:=[.S2]+1" office:value-type="date" office:date-value="2016-07-02" calcext:value-type="date">
            <text:p>sam. 2</text:p>
          </table:table-cell>
          <table:table-cell table:style-name="ce5"/>
          <table:table-cell table:style-name="ce8"/>
          <table:table-cell table:style-name="ce13" table:formula="of:=[.V2]+1" office:value-type="date" office:date-value="2016-08-02" calcext:value-type="date">
            <text:p>mar. 2</text:p>
          </table:table-cell>
          <table:table-cell table:style-name="ce5"/>
          <table:table-cell table:style-name="ce8"/>
          <table:table-cell table:style-name="ce13" table:formula="of:=[.Y2]+1" office:value-type="date" office:date-value="2016-09-02" calcext:value-type="date">
            <text:p>ven. 2</text:p>
          </table:table-cell>
          <table:table-cell table:style-name="ce5"/>
          <table:table-cell table:style-name="ce8"/>
          <table:table-cell table:style-name="ce13" table:formula="of:=[.AB2]+1" office:value-type="date" office:date-value="2016-10-02" calcext:value-type="date">
            <text:p>dim. 2</text:p>
          </table:table-cell>
          <table:table-cell table:style-name="ce5"/>
          <table:table-cell table:style-name="ce8"/>
          <table:table-cell table:style-name="ce13" table:formula="of:=[.AE2]+1" office:value-type="date" office:date-value="2016-11-02" calcext:value-type="date">
            <text:p>mer. 2</text:p>
          </table:table-cell>
          <table:table-cell table:style-name="ce5"/>
          <table:table-cell table:style-name="ce8"/>
          <table:table-cell table:style-name="ce13" table:formula="of:=[.AH2]+1" office:value-type="date" office:date-value="2016-12-02" calcext:value-type="date">
            <text:p>ven. 2</text:p>
          </table:table-cell>
          <table:table-cell table:style-name="ce5"/>
          <table:table-cell table:style-name="ce17" table:number-columns-repeated="106"/>
          <table:table-cell table:style-name="ce19" table:number-columns-repeated="883"/>
        </table:table-row>
        <table:table-row table:style-name="ro1">
          <table:table-cell table:style-name="ce2" table:formula="of:=[.A3]+1" office:value-type="date" office:date-value="2016-01-03" calcext:value-type="date">
            <text:p>dim. 3</text:p>
          </table:table-cell>
          <table:table-cell table:style-name="ce6"/>
          <table:table-cell table:style-name="ce8"/>
          <table:table-cell table:style-name="ce10" table:formula="of:=[.D3]+1" office:value-type="date" office:date-value="2016-02-03" calcext:value-type="date">
            <text:p>mer. 3</text:p>
          </table:table-cell>
          <table:table-cell table:style-name="ce6"/>
          <table:table-cell table:style-name="ce8"/>
          <table:table-cell table:style-name="ce14" table:formula="of:=[.G3]+1" office:value-type="date" office:date-value="2016-03-03" calcext:value-type="date">
            <text:p>jeu. 3</text:p>
          </table:table-cell>
          <table:table-cell table:style-name="ce6"/>
          <table:table-cell table:style-name="ce8"/>
          <table:table-cell table:style-name="ce14" table:formula="of:=[.J3]+1" office:value-type="date" office:date-value="2016-04-03" calcext:value-type="date">
            <text:p>dim. 3</text:p>
          </table:table-cell>
          <table:table-cell table:style-name="ce6"/>
          <table:table-cell table:style-name="ce8"/>
          <table:table-cell table:style-name="ce14" table:formula="of:=[.M3]+1" office:value-type="date" office:date-value="2016-05-03" calcext:value-type="date">
            <text:p>mar. 3</text:p>
          </table:table-cell>
          <table:table-cell table:style-name="ce6"/>
          <table:table-cell table:style-name="ce8"/>
          <table:table-cell table:style-name="ce14" table:formula="of:=[.P3]+1" office:value-type="date" office:date-value="2016-06-03" calcext:value-type="date">
            <text:p>ven. 3</text:p>
          </table:table-cell>
          <table:table-cell table:style-name="ce6"/>
          <table:table-cell table:style-name="ce8"/>
          <table:table-cell table:style-name="ce14" table:formula="of:=[.S3]+1" office:value-type="date" office:date-value="2016-07-03" calcext:value-type="date">
            <text:p>dim. 3</text:p>
          </table:table-cell>
          <table:table-cell table:style-name="ce6"/>
          <table:table-cell table:style-name="ce8"/>
          <table:table-cell table:style-name="ce14" table:formula="of:=[.V3]+1" office:value-type="date" office:date-value="2016-08-03" calcext:value-type="date">
            <text:p>mer. 3</text:p>
          </table:table-cell>
          <table:table-cell table:style-name="ce6"/>
          <table:table-cell table:style-name="ce8"/>
          <table:table-cell table:style-name="ce14" table:formula="of:=[.Y3]+1" office:value-type="date" office:date-value="2016-09-03" calcext:value-type="date">
            <text:p>sam. 3</text:p>
          </table:table-cell>
          <table:table-cell table:style-name="ce6"/>
          <table:table-cell table:style-name="ce8"/>
          <table:table-cell table:style-name="ce14" table:formula="of:=[.AB3]+1" office:value-type="date" office:date-value="2016-10-03" calcext:value-type="date">
            <text:p>lun. 3</text:p>
          </table:table-cell>
          <table:table-cell table:style-name="ce6"/>
          <table:table-cell table:style-name="ce8"/>
          <table:table-cell table:style-name="ce14" table:formula="of:=[.AE3]+1" office:value-type="date" office:date-value="2016-11-03" calcext:value-type="date">
            <text:p>jeu. 3</text:p>
          </table:table-cell>
          <table:table-cell table:style-name="ce6"/>
          <table:table-cell table:style-name="ce8"/>
          <table:table-cell table:style-name="ce14" table:formula="of:=[.AH3]+1" office:value-type="date" office:date-value="2016-12-03" calcext:value-type="date">
            <text:p>sam. 3</text:p>
          </table:table-cell>
          <table:table-cell table:style-name="ce6"/>
          <table:table-cell table:style-name="ce17" table:number-columns-repeated="106"/>
          <table:table-cell table:style-name="ce20" table:number-columns-repeated="883"/>
        </table:table-row>
        <table:table-row table:style-name="ro1">
          <table:table-cell table:style-name="ce2" table:formula="of:=[.A4]+1" office:value-type="date" office:date-value="2016-01-04" calcext:value-type="date">
            <text:p>lun. 4</text:p>
          </table:table-cell>
          <table:table-cell table:style-name="ce6"/>
          <table:table-cell table:style-name="ce8"/>
          <table:table-cell table:style-name="ce10" table:formula="of:=[.D4]+1" office:value-type="date" office:date-value="2016-02-04" calcext:value-type="date">
            <text:p>jeu. 4</text:p>
          </table:table-cell>
          <table:table-cell table:style-name="ce6"/>
          <table:table-cell table:style-name="ce8"/>
          <table:table-cell table:style-name="ce14" table:formula="of:=[.G4]+1" office:value-type="date" office:date-value="2016-03-04" calcext:value-type="date">
            <text:p>ven. 4</text:p>
          </table:table-cell>
          <table:table-cell table:style-name="ce6"/>
          <table:table-cell table:style-name="ce8"/>
          <table:table-cell table:style-name="ce14" table:formula="of:=[.J4]+1" office:value-type="date" office:date-value="2016-04-04" calcext:value-type="date">
            <text:p>lun. 4</text:p>
          </table:table-cell>
          <table:table-cell table:style-name="ce6"/>
          <table:table-cell table:style-name="ce8"/>
          <table:table-cell table:style-name="ce14" table:formula="of:=[.M4]+1" office:value-type="date" office:date-value="2016-05-04" calcext:value-type="date">
            <text:p>mer. 4</text:p>
          </table:table-cell>
          <table:table-cell table:style-name="ce6"/>
          <table:table-cell table:style-name="ce8"/>
          <table:table-cell table:style-name="ce14" table:formula="of:=[.P4]+1" office:value-type="date" office:date-value="2016-06-04" calcext:value-type="date">
            <text:p>sam. 4</text:p>
          </table:table-cell>
          <table:table-cell table:style-name="ce6"/>
          <table:table-cell table:style-name="ce8"/>
          <table:table-cell table:style-name="ce14" table:formula="of:=[.S4]+1" office:value-type="date" office:date-value="2016-07-04" calcext:value-type="date">
            <text:p>lun. 4</text:p>
          </table:table-cell>
          <table:table-cell table:style-name="ce6"/>
          <table:table-cell table:style-name="ce8"/>
          <table:table-cell table:style-name="ce14" table:formula="of:=[.V4]+1" office:value-type="date" office:date-value="2016-08-04" calcext:value-type="date">
            <text:p>jeu. 4</text:p>
          </table:table-cell>
          <table:table-cell table:style-name="ce6"/>
          <table:table-cell table:style-name="ce8"/>
          <table:table-cell table:style-name="ce14" table:formula="of:=[.Y4]+1" office:value-type="date" office:date-value="2016-09-04" calcext:value-type="date">
            <text:p>dim. 4</text:p>
          </table:table-cell>
          <table:table-cell table:style-name="ce6"/>
          <table:table-cell table:style-name="ce8"/>
          <table:table-cell table:style-name="ce14" table:formula="of:=[.AB4]+1" office:value-type="date" office:date-value="2016-10-04" calcext:value-type="date">
            <text:p>mar. 4</text:p>
          </table:table-cell>
          <table:table-cell table:style-name="ce6"/>
          <table:table-cell table:style-name="ce8"/>
          <table:table-cell table:style-name="ce14" table:formula="of:=[.AE4]+1" office:value-type="date" office:date-value="2016-11-04" calcext:value-type="date">
            <text:p>ven. 4</text:p>
          </table:table-cell>
          <table:table-cell table:style-name="ce6"/>
          <table:table-cell table:style-name="ce8"/>
          <table:table-cell table:style-name="ce14" table:formula="of:=[.AH4]+1" office:value-type="date" office:date-value="2016-12-04" calcext:value-type="date">
            <text:p>dim. 4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5]+1" office:value-type="date" office:date-value="2016-01-05" calcext:value-type="date">
            <text:p>mar. 5</text:p>
          </table:table-cell>
          <table:table-cell table:style-name="ce6"/>
          <table:table-cell table:style-name="ce8"/>
          <table:table-cell table:style-name="ce10" table:formula="of:=[.D5]+1" office:value-type="date" office:date-value="2016-02-05" calcext:value-type="date">
            <text:p>ven. 5</text:p>
          </table:table-cell>
          <table:table-cell table:style-name="ce6"/>
          <table:table-cell table:style-name="ce8"/>
          <table:table-cell table:style-name="ce14" table:formula="of:=[.G5]+1" office:value-type="date" office:date-value="2016-03-05" calcext:value-type="date">
            <text:p>sam. 5</text:p>
          </table:table-cell>
          <table:table-cell table:style-name="ce6"/>
          <table:table-cell table:style-name="ce8"/>
          <table:table-cell table:style-name="ce14" table:formula="of:=[.J5]+1" office:value-type="date" office:date-value="2016-04-05" calcext:value-type="date">
            <text:p>mar. 5</text:p>
          </table:table-cell>
          <table:table-cell table:style-name="ce6"/>
          <table:table-cell table:style-name="ce8"/>
          <table:table-cell table:style-name="ce14" table:formula="of:=[.M5]+1" office:value-type="date" office:date-value="2016-05-05" calcext:value-type="date">
            <text:p>jeu. 5</text:p>
          </table:table-cell>
          <table:table-cell table:style-name="ce6"/>
          <table:table-cell table:style-name="ce8"/>
          <table:table-cell table:style-name="ce14" table:formula="of:=[.P5]+1" office:value-type="date" office:date-value="2016-06-05" calcext:value-type="date">
            <text:p>dim. 5</text:p>
          </table:table-cell>
          <table:table-cell table:style-name="ce6"/>
          <table:table-cell table:style-name="ce8"/>
          <table:table-cell table:style-name="ce14" table:formula="of:=[.S5]+1" office:value-type="date" office:date-value="2016-07-05" calcext:value-type="date">
            <text:p>mar. 5</text:p>
          </table:table-cell>
          <table:table-cell table:style-name="ce6"/>
          <table:table-cell table:style-name="ce8"/>
          <table:table-cell table:style-name="ce14" table:formula="of:=[.V5]+1" office:value-type="date" office:date-value="2016-08-05" calcext:value-type="date">
            <text:p>ven. 5</text:p>
          </table:table-cell>
          <table:table-cell table:style-name="ce6"/>
          <table:table-cell table:style-name="ce8"/>
          <table:table-cell table:style-name="ce14" table:formula="of:=[.Y5]+1" office:value-type="date" office:date-value="2016-09-05" calcext:value-type="date">
            <text:p>lun. 5</text:p>
          </table:table-cell>
          <table:table-cell table:style-name="ce6"/>
          <table:table-cell table:style-name="ce8"/>
          <table:table-cell table:style-name="ce14" table:formula="of:=[.AB5]+1" office:value-type="date" office:date-value="2016-10-05" calcext:value-type="date">
            <text:p>mer. 5</text:p>
          </table:table-cell>
          <table:table-cell table:style-name="ce6"/>
          <table:table-cell table:style-name="ce8"/>
          <table:table-cell table:style-name="ce14" table:formula="of:=[.AE5]+1" office:value-type="date" office:date-value="2016-11-05" calcext:value-type="date">
            <text:p>sam. 5</text:p>
          </table:table-cell>
          <table:table-cell table:style-name="ce6"/>
          <table:table-cell table:style-name="ce8"/>
          <table:table-cell table:style-name="ce14" table:formula="of:=[.AH5]+1" office:value-type="date" office:date-value="2016-12-05" calcext:value-type="date">
            <text:p>lun. 5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6]+1" office:value-type="date" office:date-value="2016-01-06" calcext:value-type="date">
            <text:p>mer. 6</text:p>
          </table:table-cell>
          <table:table-cell table:style-name="ce6"/>
          <table:table-cell table:style-name="ce8"/>
          <table:table-cell table:style-name="ce10" table:formula="of:=[.D6]+1" office:value-type="date" office:date-value="2016-02-06" calcext:value-type="date">
            <text:p>sam. 6</text:p>
          </table:table-cell>
          <table:table-cell table:style-name="ce6"/>
          <table:table-cell table:style-name="ce8"/>
          <table:table-cell table:style-name="ce14" table:formula="of:=[.G6]+1" office:value-type="date" office:date-value="2016-03-06" calcext:value-type="date">
            <text:p>dim. 6</text:p>
          </table:table-cell>
          <table:table-cell table:style-name="ce6"/>
          <table:table-cell table:style-name="ce8"/>
          <table:table-cell table:style-name="ce14" table:formula="of:=[.J6]+1" office:value-type="date" office:date-value="2016-04-06" calcext:value-type="date">
            <text:p>mer. 6</text:p>
          </table:table-cell>
          <table:table-cell table:style-name="ce6"/>
          <table:table-cell table:style-name="ce8"/>
          <table:table-cell table:style-name="ce14" table:formula="of:=[.M6]+1" office:value-type="date" office:date-value="2016-05-06" calcext:value-type="date">
            <text:p>ven. 6</text:p>
          </table:table-cell>
          <table:table-cell table:style-name="ce6"/>
          <table:table-cell table:style-name="ce8"/>
          <table:table-cell table:style-name="ce14" table:formula="of:=[.P6]+1" office:value-type="date" office:date-value="2016-06-06" calcext:value-type="date">
            <text:p>lun. 6</text:p>
          </table:table-cell>
          <table:table-cell table:style-name="ce6"/>
          <table:table-cell table:style-name="ce8"/>
          <table:table-cell table:style-name="ce14" table:formula="of:=[.S6]+1" office:value-type="date" office:date-value="2016-07-06" calcext:value-type="date">
            <text:p>mer. 6</text:p>
          </table:table-cell>
          <table:table-cell table:style-name="ce6"/>
          <table:table-cell table:style-name="ce8"/>
          <table:table-cell table:style-name="ce14" table:formula="of:=[.V6]+1" office:value-type="date" office:date-value="2016-08-06" calcext:value-type="date">
            <text:p>sam. 6</text:p>
          </table:table-cell>
          <table:table-cell table:style-name="ce6"/>
          <table:table-cell table:style-name="ce8"/>
          <table:table-cell table:style-name="ce14" table:formula="of:=[.Y6]+1" office:value-type="date" office:date-value="2016-09-06" calcext:value-type="date">
            <text:p>mar. 6</text:p>
          </table:table-cell>
          <table:table-cell table:style-name="ce6"/>
          <table:table-cell table:style-name="ce8"/>
          <table:table-cell table:style-name="ce14" table:formula="of:=[.AB6]+1" office:value-type="date" office:date-value="2016-10-06" calcext:value-type="date">
            <text:p>jeu. 6</text:p>
          </table:table-cell>
          <table:table-cell table:style-name="ce6"/>
          <table:table-cell table:style-name="ce8"/>
          <table:table-cell table:style-name="ce14" table:formula="of:=[.AE6]+1" office:value-type="date" office:date-value="2016-11-06" calcext:value-type="date">
            <text:p>dim. 6</text:p>
          </table:table-cell>
          <table:table-cell table:style-name="ce6"/>
          <table:table-cell table:style-name="ce8"/>
          <table:table-cell table:style-name="ce14" table:formula="of:=[.AH6]+1" office:value-type="date" office:date-value="2016-12-06" calcext:value-type="date">
            <text:p>mar. 6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7]+1" office:value-type="date" office:date-value="2016-01-07" calcext:value-type="date">
            <text:p>jeu. 7</text:p>
          </table:table-cell>
          <table:table-cell table:style-name="ce6"/>
          <table:table-cell table:style-name="ce8"/>
          <table:table-cell table:style-name="ce10" table:formula="of:=[.D7]+1" office:value-type="date" office:date-value="2016-02-07" calcext:value-type="date">
            <text:p>dim. 7</text:p>
          </table:table-cell>
          <table:table-cell table:style-name="ce6"/>
          <table:table-cell table:style-name="ce8"/>
          <table:table-cell table:style-name="ce14" table:formula="of:=[.G7]+1" office:value-type="date" office:date-value="2016-03-07" calcext:value-type="date">
            <text:p>lun. 7</text:p>
          </table:table-cell>
          <table:table-cell table:style-name="ce6"/>
          <table:table-cell table:style-name="ce8"/>
          <table:table-cell table:style-name="ce14" table:formula="of:=[.J7]+1" office:value-type="date" office:date-value="2016-04-07" calcext:value-type="date">
            <text:p>jeu. 7</text:p>
          </table:table-cell>
          <table:table-cell table:style-name="ce6"/>
          <table:table-cell table:style-name="ce8"/>
          <table:table-cell table:style-name="ce14" table:formula="of:=[.M7]+1" office:value-type="date" office:date-value="2016-05-07" calcext:value-type="date">
            <text:p>sam. 7</text:p>
          </table:table-cell>
          <table:table-cell table:style-name="ce6"/>
          <table:table-cell table:style-name="ce8"/>
          <table:table-cell table:style-name="ce14" table:formula="of:=[.P7]+1" office:value-type="date" office:date-value="2016-06-07" calcext:value-type="date">
            <text:p>mar. 7</text:p>
          </table:table-cell>
          <table:table-cell table:style-name="ce6"/>
          <table:table-cell table:style-name="ce8"/>
          <table:table-cell table:style-name="ce14" table:formula="of:=[.S7]+1" office:value-type="date" office:date-value="2016-07-07" calcext:value-type="date">
            <text:p>jeu. 7</text:p>
          </table:table-cell>
          <table:table-cell table:style-name="ce6"/>
          <table:table-cell table:style-name="ce8"/>
          <table:table-cell table:style-name="ce14" table:formula="of:=[.V7]+1" office:value-type="date" office:date-value="2016-08-07" calcext:value-type="date">
            <text:p>dim. 7</text:p>
          </table:table-cell>
          <table:table-cell table:style-name="ce6"/>
          <table:table-cell table:style-name="ce8"/>
          <table:table-cell table:style-name="ce14" table:formula="of:=[.Y7]+1" office:value-type="date" office:date-value="2016-09-07" calcext:value-type="date">
            <text:p>mer. 7</text:p>
          </table:table-cell>
          <table:table-cell table:style-name="ce6"/>
          <table:table-cell table:style-name="ce8"/>
          <table:table-cell table:style-name="ce14" table:formula="of:=[.AB7]+1" office:value-type="date" office:date-value="2016-10-07" calcext:value-type="date">
            <text:p>ven. 7</text:p>
          </table:table-cell>
          <table:table-cell table:style-name="ce6"/>
          <table:table-cell table:style-name="ce8"/>
          <table:table-cell table:style-name="ce14" table:formula="of:=[.AE7]+1" office:value-type="date" office:date-value="2016-11-07" calcext:value-type="date">
            <text:p>lun. 7</text:p>
          </table:table-cell>
          <table:table-cell table:style-name="ce6"/>
          <table:table-cell table:style-name="ce8"/>
          <table:table-cell table:style-name="ce14" table:formula="of:=[.AH7]+1" office:value-type="date" office:date-value="2016-12-07" calcext:value-type="date">
            <text:p>mer. 7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8]+1" office:value-type="date" office:date-value="2016-01-08" calcext:value-type="date">
            <text:p>ven. 8</text:p>
          </table:table-cell>
          <table:table-cell table:style-name="ce6"/>
          <table:table-cell table:style-name="ce8"/>
          <table:table-cell table:style-name="ce10" table:formula="of:=[.D8]+1" office:value-type="date" office:date-value="2016-02-08" calcext:value-type="date">
            <text:p>lun. 8</text:p>
          </table:table-cell>
          <table:table-cell table:style-name="ce6"/>
          <table:table-cell table:style-name="ce8"/>
          <table:table-cell table:style-name="ce14" table:formula="of:=[.G8]+1" office:value-type="date" office:date-value="2016-03-08" calcext:value-type="date">
            <text:p>mar. 8</text:p>
          </table:table-cell>
          <table:table-cell table:style-name="ce6"/>
          <table:table-cell table:style-name="ce8"/>
          <table:table-cell table:style-name="ce14" table:formula="of:=[.J8]+1" office:value-type="date" office:date-value="2016-04-08" calcext:value-type="date">
            <text:p>ven. 8</text:p>
          </table:table-cell>
          <table:table-cell table:style-name="ce6"/>
          <table:table-cell table:style-name="ce8"/>
          <table:table-cell table:style-name="ce14" table:formula="of:=[.M8]+1" office:value-type="date" office:date-value="2016-05-08" calcext:value-type="date">
            <text:p>dim. 8</text:p>
          </table:table-cell>
          <table:table-cell table:style-name="ce6"/>
          <table:table-cell table:style-name="ce8"/>
          <table:table-cell table:style-name="ce14" table:formula="of:=[.P8]+1" office:value-type="date" office:date-value="2016-06-08" calcext:value-type="date">
            <text:p>mer. 8</text:p>
          </table:table-cell>
          <table:table-cell table:style-name="ce6"/>
          <table:table-cell table:style-name="ce8"/>
          <table:table-cell table:style-name="ce14" table:formula="of:=[.S8]+1" office:value-type="date" office:date-value="2016-07-08" calcext:value-type="date">
            <text:p>ven. 8</text:p>
          </table:table-cell>
          <table:table-cell table:style-name="ce6"/>
          <table:table-cell table:style-name="ce8"/>
          <table:table-cell table:style-name="ce14" table:formula="of:=[.V8]+1" office:value-type="date" office:date-value="2016-08-08" calcext:value-type="date">
            <text:p>lun. 8</text:p>
          </table:table-cell>
          <table:table-cell table:style-name="ce6"/>
          <table:table-cell table:style-name="ce8"/>
          <table:table-cell table:style-name="ce14" table:formula="of:=[.Y8]+1" office:value-type="date" office:date-value="2016-09-08" calcext:value-type="date">
            <text:p>jeu. 8</text:p>
          </table:table-cell>
          <table:table-cell table:style-name="ce6"/>
          <table:table-cell table:style-name="ce8"/>
          <table:table-cell table:style-name="ce14" table:formula="of:=[.AB8]+1" office:value-type="date" office:date-value="2016-10-08" calcext:value-type="date">
            <text:p>sam. 8</text:p>
          </table:table-cell>
          <table:table-cell table:style-name="ce6"/>
          <table:table-cell table:style-name="ce8"/>
          <table:table-cell table:style-name="ce14" table:formula="of:=[.AE8]+1" office:value-type="date" office:date-value="2016-11-08" calcext:value-type="date">
            <text:p>mar. 8</text:p>
          </table:table-cell>
          <table:table-cell table:style-name="ce6"/>
          <table:table-cell table:style-name="ce8"/>
          <table:table-cell table:style-name="ce14" table:formula="of:=[.AH8]+1" office:value-type="date" office:date-value="2016-12-08" calcext:value-type="date">
            <text:p>jeu. 8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9]+1" office:value-type="date" office:date-value="2016-01-09" calcext:value-type="date">
            <text:p>sam. 9</text:p>
          </table:table-cell>
          <table:table-cell table:style-name="ce6"/>
          <table:table-cell table:style-name="ce8"/>
          <table:table-cell table:style-name="ce10" table:formula="of:=[.D9]+1" office:value-type="date" office:date-value="2016-02-09" calcext:value-type="date">
            <text:p>mar. 9</text:p>
          </table:table-cell>
          <table:table-cell table:style-name="ce6"/>
          <table:table-cell table:style-name="ce8"/>
          <table:table-cell table:style-name="ce14" table:formula="of:=[.G9]+1" office:value-type="date" office:date-value="2016-03-09" calcext:value-type="date">
            <text:p>mer. 9</text:p>
          </table:table-cell>
          <table:table-cell table:style-name="ce6"/>
          <table:table-cell table:style-name="ce8"/>
          <table:table-cell table:style-name="ce14" table:formula="of:=[.J9]+1" office:value-type="date" office:date-value="2016-04-09" calcext:value-type="date">
            <text:p>sam. 9</text:p>
          </table:table-cell>
          <table:table-cell table:style-name="ce6"/>
          <table:table-cell table:style-name="ce8"/>
          <table:table-cell table:style-name="ce14" table:formula="of:=[.M9]+1" office:value-type="date" office:date-value="2016-05-09" calcext:value-type="date">
            <text:p>lun. 9</text:p>
          </table:table-cell>
          <table:table-cell table:style-name="ce6"/>
          <table:table-cell table:style-name="ce8"/>
          <table:table-cell table:style-name="ce14" table:formula="of:=[.P9]+1" office:value-type="date" office:date-value="2016-06-09" calcext:value-type="date">
            <text:p>jeu. 9</text:p>
          </table:table-cell>
          <table:table-cell table:style-name="ce6"/>
          <table:table-cell table:style-name="ce8"/>
          <table:table-cell table:style-name="ce14" table:formula="of:=[.S9]+1" office:value-type="date" office:date-value="2016-07-09" calcext:value-type="date">
            <text:p>sam. 9</text:p>
          </table:table-cell>
          <table:table-cell table:style-name="ce6"/>
          <table:table-cell table:style-name="ce8"/>
          <table:table-cell table:style-name="ce14" table:formula="of:=[.V9]+1" office:value-type="date" office:date-value="2016-08-09" calcext:value-type="date">
            <text:p>mar. 9</text:p>
          </table:table-cell>
          <table:table-cell table:style-name="ce6"/>
          <table:table-cell table:style-name="ce8"/>
          <table:table-cell table:style-name="ce14" table:formula="of:=[.Y9]+1" office:value-type="date" office:date-value="2016-09-09" calcext:value-type="date">
            <text:p>ven. 9</text:p>
          </table:table-cell>
          <table:table-cell table:style-name="ce6"/>
          <table:table-cell table:style-name="ce8"/>
          <table:table-cell table:style-name="ce14" table:formula="of:=[.AB9]+1" office:value-type="date" office:date-value="2016-10-09" calcext:value-type="date">
            <text:p>dim. 9</text:p>
          </table:table-cell>
          <table:table-cell table:style-name="ce6"/>
          <table:table-cell table:style-name="ce8"/>
          <table:table-cell table:style-name="ce14" table:formula="of:=[.AE9]+1" office:value-type="date" office:date-value="2016-11-09" calcext:value-type="date">
            <text:p>mer. 9</text:p>
          </table:table-cell>
          <table:table-cell table:style-name="ce6"/>
          <table:table-cell table:style-name="ce8"/>
          <table:table-cell table:style-name="ce14" table:formula="of:=[.AH9]+1" office:value-type="date" office:date-value="2016-12-09" calcext:value-type="date">
            <text:p>ven. 9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0]+1" office:value-type="date" office:date-value="2016-01-10" calcext:value-type="date">
            <text:p>dim. 10</text:p>
          </table:table-cell>
          <table:table-cell table:style-name="ce6"/>
          <table:table-cell table:style-name="ce8"/>
          <table:table-cell table:style-name="ce10" table:formula="of:=[.D10]+1" office:value-type="date" office:date-value="2016-02-10" calcext:value-type="date">
            <text:p>mer. 10</text:p>
          </table:table-cell>
          <table:table-cell table:style-name="ce6"/>
          <table:table-cell table:style-name="ce8"/>
          <table:table-cell table:style-name="ce14" table:formula="of:=[.G10]+1" office:value-type="date" office:date-value="2016-03-10" calcext:value-type="date">
            <text:p>jeu. 10</text:p>
          </table:table-cell>
          <table:table-cell table:style-name="ce6"/>
          <table:table-cell table:style-name="ce8"/>
          <table:table-cell table:style-name="ce14" table:formula="of:=[.J10]+1" office:value-type="date" office:date-value="2016-04-10" calcext:value-type="date">
            <text:p>dim. 10</text:p>
          </table:table-cell>
          <table:table-cell table:style-name="ce6"/>
          <table:table-cell table:style-name="ce8"/>
          <table:table-cell table:style-name="ce14" table:formula="of:=[.M10]+1" office:value-type="date" office:date-value="2016-05-10" calcext:value-type="date">
            <text:p>mar. 10</text:p>
          </table:table-cell>
          <table:table-cell table:style-name="ce6"/>
          <table:table-cell table:style-name="ce8"/>
          <table:table-cell table:style-name="ce14" table:formula="of:=[.P10]+1" office:value-type="date" office:date-value="2016-06-10" calcext:value-type="date">
            <text:p>ven. 10</text:p>
          </table:table-cell>
          <table:table-cell table:style-name="ce6"/>
          <table:table-cell table:style-name="ce8"/>
          <table:table-cell table:style-name="ce14" table:formula="of:=[.S10]+1" office:value-type="date" office:date-value="2016-07-10" calcext:value-type="date">
            <text:p>dim. 10</text:p>
          </table:table-cell>
          <table:table-cell table:style-name="ce6"/>
          <table:table-cell table:style-name="ce8"/>
          <table:table-cell table:style-name="ce14" table:formula="of:=[.V10]+1" office:value-type="date" office:date-value="2016-08-10" calcext:value-type="date">
            <text:p>mer. 10</text:p>
          </table:table-cell>
          <table:table-cell table:style-name="ce6"/>
          <table:table-cell table:style-name="ce8"/>
          <table:table-cell table:style-name="ce14" table:formula="of:=[.Y10]+1" office:value-type="date" office:date-value="2016-09-10" calcext:value-type="date">
            <text:p>sam. 10</text:p>
          </table:table-cell>
          <table:table-cell table:style-name="ce6"/>
          <table:table-cell table:style-name="ce8"/>
          <table:table-cell table:style-name="ce14" table:formula="of:=[.AB10]+1" office:value-type="date" office:date-value="2016-10-10" calcext:value-type="date">
            <text:p>lun. 10</text:p>
          </table:table-cell>
          <table:table-cell table:style-name="ce6"/>
          <table:table-cell table:style-name="ce8"/>
          <table:table-cell table:style-name="ce14" table:formula="of:=[.AE10]+1" office:value-type="date" office:date-value="2016-11-10" calcext:value-type="date">
            <text:p>jeu. 10</text:p>
          </table:table-cell>
          <table:table-cell table:style-name="ce6"/>
          <table:table-cell table:style-name="ce8"/>
          <table:table-cell table:style-name="ce14" table:formula="of:=[.AH10]+1" office:value-type="date" office:date-value="2016-12-10" calcext:value-type="date">
            <text:p>sam. 10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1]+1" office:value-type="date" office:date-value="2016-01-11" calcext:value-type="date">
            <text:p>lun. 11</text:p>
          </table:table-cell>
          <table:table-cell table:style-name="ce6"/>
          <table:table-cell table:style-name="ce8"/>
          <table:table-cell table:style-name="ce10" table:formula="of:=[.D11]+1" office:value-type="date" office:date-value="2016-02-11" calcext:value-type="date">
            <text:p>jeu. 11</text:p>
          </table:table-cell>
          <table:table-cell table:style-name="ce6"/>
          <table:table-cell table:style-name="ce8"/>
          <table:table-cell table:style-name="ce14" table:formula="of:=[.G11]+1" office:value-type="date" office:date-value="2016-03-11" calcext:value-type="date">
            <text:p>ven. 11</text:p>
          </table:table-cell>
          <table:table-cell table:style-name="ce6"/>
          <table:table-cell table:style-name="ce8"/>
          <table:table-cell table:style-name="ce14" table:formula="of:=[.J11]+1" office:value-type="date" office:date-value="2016-04-11" calcext:value-type="date">
            <text:p>lun. 11</text:p>
          </table:table-cell>
          <table:table-cell table:style-name="ce6"/>
          <table:table-cell table:style-name="ce8"/>
          <table:table-cell table:style-name="ce14" table:formula="of:=[.M11]+1" office:value-type="date" office:date-value="2016-05-11" calcext:value-type="date">
            <text:p>mer. 11</text:p>
          </table:table-cell>
          <table:table-cell table:style-name="ce6"/>
          <table:table-cell table:style-name="ce8"/>
          <table:table-cell table:style-name="ce14" table:formula="of:=[.P11]+1" office:value-type="date" office:date-value="2016-06-11" calcext:value-type="date">
            <text:p>sam. 11</text:p>
          </table:table-cell>
          <table:table-cell table:style-name="ce6"/>
          <table:table-cell table:style-name="ce8"/>
          <table:table-cell table:style-name="ce14" table:formula="of:=[.S11]+1" office:value-type="date" office:date-value="2016-07-11" calcext:value-type="date">
            <text:p>lun. 11</text:p>
          </table:table-cell>
          <table:table-cell table:style-name="ce6"/>
          <table:table-cell table:style-name="ce8"/>
          <table:table-cell table:style-name="ce14" table:formula="of:=[.V11]+1" office:value-type="date" office:date-value="2016-08-11" calcext:value-type="date">
            <text:p>jeu. 11</text:p>
          </table:table-cell>
          <table:table-cell table:style-name="ce6"/>
          <table:table-cell table:style-name="ce8"/>
          <table:table-cell table:style-name="ce14" table:formula="of:=[.Y11]+1" office:value-type="date" office:date-value="2016-09-11" calcext:value-type="date">
            <text:p>dim. 11</text:p>
          </table:table-cell>
          <table:table-cell table:style-name="ce6"/>
          <table:table-cell table:style-name="ce8"/>
          <table:table-cell table:style-name="ce14" table:formula="of:=[.AB11]+1" office:value-type="date" office:date-value="2016-10-11" calcext:value-type="date">
            <text:p>mar. 11</text:p>
          </table:table-cell>
          <table:table-cell table:style-name="ce6"/>
          <table:table-cell table:style-name="ce8"/>
          <table:table-cell table:style-name="ce14" table:formula="of:=[.AE11]+1" office:value-type="date" office:date-value="2016-11-11" calcext:value-type="date">
            <text:p>ven. 11</text:p>
          </table:table-cell>
          <table:table-cell table:style-name="ce6"/>
          <table:table-cell table:style-name="ce8"/>
          <table:table-cell table:style-name="ce14" table:formula="of:=[.AH11]+1" office:value-type="date" office:date-value="2016-12-11" calcext:value-type="date">
            <text:p>dim. 11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2]+1" office:value-type="date" office:date-value="2016-01-12" calcext:value-type="date">
            <text:p>mar. 12</text:p>
          </table:table-cell>
          <table:table-cell table:style-name="ce6"/>
          <table:table-cell table:style-name="ce8"/>
          <table:table-cell table:style-name="ce10" table:formula="of:=[.D12]+1" office:value-type="date" office:date-value="2016-02-12" calcext:value-type="date">
            <text:p>ven. 12</text:p>
          </table:table-cell>
          <table:table-cell table:style-name="ce6"/>
          <table:table-cell table:style-name="ce8"/>
          <table:table-cell table:style-name="ce14" table:formula="of:=[.G12]+1" office:value-type="date" office:date-value="2016-03-12" calcext:value-type="date">
            <text:p>sam. 12</text:p>
          </table:table-cell>
          <table:table-cell table:style-name="ce6"/>
          <table:table-cell table:style-name="ce8"/>
          <table:table-cell table:style-name="ce14" table:formula="of:=[.J12]+1" office:value-type="date" office:date-value="2016-04-12" calcext:value-type="date">
            <text:p>mar. 12</text:p>
          </table:table-cell>
          <table:table-cell table:style-name="ce6"/>
          <table:table-cell table:style-name="ce8"/>
          <table:table-cell table:style-name="ce14" table:formula="of:=[.M12]+1" office:value-type="date" office:date-value="2016-05-12" calcext:value-type="date">
            <text:p>jeu. 12</text:p>
          </table:table-cell>
          <table:table-cell table:style-name="ce6"/>
          <table:table-cell table:style-name="ce8"/>
          <table:table-cell table:style-name="ce14" table:formula="of:=[.P12]+1" office:value-type="date" office:date-value="2016-06-12" calcext:value-type="date">
            <text:p>dim. 12</text:p>
          </table:table-cell>
          <table:table-cell table:style-name="ce6"/>
          <table:table-cell table:style-name="ce8"/>
          <table:table-cell table:style-name="ce14" table:formula="of:=[.S12]+1" office:value-type="date" office:date-value="2016-07-12" calcext:value-type="date">
            <text:p>mar. 12</text:p>
          </table:table-cell>
          <table:table-cell table:style-name="ce6"/>
          <table:table-cell table:style-name="ce8"/>
          <table:table-cell table:style-name="ce14" table:formula="of:=[.V12]+1" office:value-type="date" office:date-value="2016-08-12" calcext:value-type="date">
            <text:p>ven. 12</text:p>
          </table:table-cell>
          <table:table-cell table:style-name="ce6"/>
          <table:table-cell table:style-name="ce8"/>
          <table:table-cell table:style-name="ce14" table:formula="of:=[.Y12]+1" office:value-type="date" office:date-value="2016-09-12" calcext:value-type="date">
            <text:p>lun. 12</text:p>
          </table:table-cell>
          <table:table-cell table:style-name="ce6"/>
          <table:table-cell table:style-name="ce8"/>
          <table:table-cell table:style-name="ce14" table:formula="of:=[.AB12]+1" office:value-type="date" office:date-value="2016-10-12" calcext:value-type="date">
            <text:p>mer. 12</text:p>
          </table:table-cell>
          <table:table-cell table:style-name="ce6"/>
          <table:table-cell table:style-name="ce8"/>
          <table:table-cell table:style-name="ce14" table:formula="of:=[.AE12]+1" office:value-type="date" office:date-value="2016-11-12" calcext:value-type="date">
            <text:p>sam. 12</text:p>
          </table:table-cell>
          <table:table-cell table:style-name="ce6"/>
          <table:table-cell table:style-name="ce8"/>
          <table:table-cell table:style-name="ce14" table:formula="of:=[.AH12]+1" office:value-type="date" office:date-value="2016-12-12" calcext:value-type="date">
            <text:p>lun. 12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3]+1" office:value-type="date" office:date-value="2016-01-13" calcext:value-type="date">
            <text:p>mer. 13</text:p>
          </table:table-cell>
          <table:table-cell table:style-name="ce6"/>
          <table:table-cell table:style-name="ce8"/>
          <table:table-cell table:style-name="ce10" table:formula="of:=[.D13]+1" office:value-type="date" office:date-value="2016-02-13" calcext:value-type="date">
            <text:p>sam. 13</text:p>
          </table:table-cell>
          <table:table-cell table:style-name="ce6"/>
          <table:table-cell table:style-name="ce8"/>
          <table:table-cell table:style-name="ce14" table:formula="of:=[.G13]+1" office:value-type="date" office:date-value="2016-03-13" calcext:value-type="date">
            <text:p>dim. 13</text:p>
          </table:table-cell>
          <table:table-cell table:style-name="ce6"/>
          <table:table-cell table:style-name="ce8"/>
          <table:table-cell table:style-name="ce14" table:formula="of:=[.J13]+1" office:value-type="date" office:date-value="2016-04-13" calcext:value-type="date">
            <text:p>mer. 13</text:p>
          </table:table-cell>
          <table:table-cell table:style-name="ce6"/>
          <table:table-cell table:style-name="ce8"/>
          <table:table-cell table:style-name="ce14" table:formula="of:=[.M13]+1" office:value-type="date" office:date-value="2016-05-13" calcext:value-type="date">
            <text:p>ven. 13</text:p>
          </table:table-cell>
          <table:table-cell table:style-name="ce6"/>
          <table:table-cell table:style-name="ce8"/>
          <table:table-cell table:style-name="ce14" table:formula="of:=[.P13]+1" office:value-type="date" office:date-value="2016-06-13" calcext:value-type="date">
            <text:p>lun. 13</text:p>
          </table:table-cell>
          <table:table-cell table:style-name="ce6"/>
          <table:table-cell table:style-name="ce8"/>
          <table:table-cell table:style-name="ce14" table:formula="of:=[.S13]+1" office:value-type="date" office:date-value="2016-07-13" calcext:value-type="date">
            <text:p>mer. 13</text:p>
          </table:table-cell>
          <table:table-cell table:style-name="ce6"/>
          <table:table-cell table:style-name="ce8"/>
          <table:table-cell table:style-name="ce14" table:formula="of:=[.V13]+1" office:value-type="date" office:date-value="2016-08-13" calcext:value-type="date">
            <text:p>sam. 13</text:p>
          </table:table-cell>
          <table:table-cell table:style-name="ce6"/>
          <table:table-cell table:style-name="ce8"/>
          <table:table-cell table:style-name="ce14" table:formula="of:=[.Y13]+1" office:value-type="date" office:date-value="2016-09-13" calcext:value-type="date">
            <text:p>mar. 13</text:p>
          </table:table-cell>
          <table:table-cell table:style-name="ce6"/>
          <table:table-cell table:style-name="ce8"/>
          <table:table-cell table:style-name="ce14" table:formula="of:=[.AB13]+1" office:value-type="date" office:date-value="2016-10-13" calcext:value-type="date">
            <text:p>jeu. 13</text:p>
          </table:table-cell>
          <table:table-cell table:style-name="ce6"/>
          <table:table-cell table:style-name="ce8"/>
          <table:table-cell table:style-name="ce14" table:formula="of:=[.AE13]+1" office:value-type="date" office:date-value="2016-11-13" calcext:value-type="date">
            <text:p>dim. 13</text:p>
          </table:table-cell>
          <table:table-cell table:style-name="ce6"/>
          <table:table-cell table:style-name="ce8"/>
          <table:table-cell table:style-name="ce14" table:formula="of:=[.AH13]+1" office:value-type="date" office:date-value="2016-12-13" calcext:value-type="date">
            <text:p>mar. 13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4]+1" office:value-type="date" office:date-value="2016-01-14" calcext:value-type="date">
            <text:p>jeu. 14</text:p>
          </table:table-cell>
          <table:table-cell table:style-name="ce6"/>
          <table:table-cell table:style-name="ce8"/>
          <table:table-cell table:style-name="ce10" table:formula="of:=[.D14]+1" office:value-type="date" office:date-value="2016-02-14" calcext:value-type="date">
            <text:p>dim. 14</text:p>
          </table:table-cell>
          <table:table-cell table:style-name="ce6"/>
          <table:table-cell table:style-name="ce8"/>
          <table:table-cell table:style-name="ce14" table:formula="of:=[.G14]+1" office:value-type="date" office:date-value="2016-03-14" calcext:value-type="date">
            <text:p>lun. 14</text:p>
          </table:table-cell>
          <table:table-cell table:style-name="ce6"/>
          <table:table-cell table:style-name="ce8"/>
          <table:table-cell table:style-name="ce14" table:formula="of:=[.J14]+1" office:value-type="date" office:date-value="2016-04-14" calcext:value-type="date">
            <text:p>jeu. 14</text:p>
          </table:table-cell>
          <table:table-cell table:style-name="ce6"/>
          <table:table-cell table:style-name="ce8"/>
          <table:table-cell table:style-name="ce14" table:formula="of:=[.M14]+1" office:value-type="date" office:date-value="2016-05-14" calcext:value-type="date">
            <text:p>sam. 14</text:p>
          </table:table-cell>
          <table:table-cell table:style-name="ce6"/>
          <table:table-cell table:style-name="ce8"/>
          <table:table-cell table:style-name="ce14" table:formula="of:=[.P14]+1" office:value-type="date" office:date-value="2016-06-14" calcext:value-type="date">
            <text:p>mar. 14</text:p>
          </table:table-cell>
          <table:table-cell table:style-name="ce6"/>
          <table:table-cell table:style-name="ce8"/>
          <table:table-cell table:style-name="ce14" table:formula="of:=[.S14]+1" office:value-type="date" office:date-value="2016-07-14" calcext:value-type="date">
            <text:p>jeu. 14</text:p>
          </table:table-cell>
          <table:table-cell table:style-name="ce6"/>
          <table:table-cell table:style-name="ce8"/>
          <table:table-cell table:style-name="ce14" table:formula="of:=[.V14]+1" office:value-type="date" office:date-value="2016-08-14" calcext:value-type="date">
            <text:p>dim. 14</text:p>
          </table:table-cell>
          <table:table-cell table:style-name="ce6"/>
          <table:table-cell table:style-name="ce8"/>
          <table:table-cell table:style-name="ce14" table:formula="of:=[.Y14]+1" office:value-type="date" office:date-value="2016-09-14" calcext:value-type="date">
            <text:p>mer. 14</text:p>
          </table:table-cell>
          <table:table-cell table:style-name="ce6"/>
          <table:table-cell table:style-name="ce8"/>
          <table:table-cell table:style-name="ce14" table:formula="of:=[.AB14]+1" office:value-type="date" office:date-value="2016-10-14" calcext:value-type="date">
            <text:p>ven. 14</text:p>
          </table:table-cell>
          <table:table-cell table:style-name="ce6"/>
          <table:table-cell table:style-name="ce8"/>
          <table:table-cell table:style-name="ce14" table:formula="of:=[.AE14]+1" office:value-type="date" office:date-value="2016-11-14" calcext:value-type="date">
            <text:p>lun. 14</text:p>
          </table:table-cell>
          <table:table-cell table:style-name="ce6"/>
          <table:table-cell table:style-name="ce8"/>
          <table:table-cell table:style-name="ce14" table:formula="of:=[.AH14]+1" office:value-type="date" office:date-value="2016-12-14" calcext:value-type="date">
            <text:p>mer. 14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5]+1" office:value-type="date" office:date-value="2016-01-15" calcext:value-type="date">
            <text:p>ven. 15</text:p>
          </table:table-cell>
          <table:table-cell table:style-name="ce6"/>
          <table:table-cell table:style-name="ce8"/>
          <table:table-cell table:style-name="ce10" table:formula="of:=[.D15]+1" office:value-type="date" office:date-value="2016-02-15" calcext:value-type="date">
            <text:p>lun. 15</text:p>
          </table:table-cell>
          <table:table-cell table:style-name="ce6"/>
          <table:table-cell table:style-name="ce8"/>
          <table:table-cell table:style-name="ce14" table:formula="of:=[.G15]+1" office:value-type="date" office:date-value="2016-03-15" calcext:value-type="date">
            <text:p>mar. 15</text:p>
          </table:table-cell>
          <table:table-cell table:style-name="ce6"/>
          <table:table-cell table:style-name="ce8"/>
          <table:table-cell table:style-name="ce14" table:formula="of:=[.J15]+1" office:value-type="date" office:date-value="2016-04-15" calcext:value-type="date">
            <text:p>ven. 15</text:p>
          </table:table-cell>
          <table:table-cell table:style-name="ce6"/>
          <table:table-cell table:style-name="ce8"/>
          <table:table-cell table:style-name="ce14" table:formula="of:=[.M15]+1" office:value-type="date" office:date-value="2016-05-15" calcext:value-type="date">
            <text:p>dim. 15</text:p>
          </table:table-cell>
          <table:table-cell table:style-name="ce6"/>
          <table:table-cell table:style-name="ce8"/>
          <table:table-cell table:style-name="ce14" table:formula="of:=[.P15]+1" office:value-type="date" office:date-value="2016-06-15" calcext:value-type="date">
            <text:p>mer. 15</text:p>
          </table:table-cell>
          <table:table-cell table:style-name="ce6"/>
          <table:table-cell table:style-name="ce8"/>
          <table:table-cell table:style-name="ce14" table:formula="of:=[.S15]+1" office:value-type="date" office:date-value="2016-07-15" calcext:value-type="date">
            <text:p>ven. 15</text:p>
          </table:table-cell>
          <table:table-cell table:style-name="ce6"/>
          <table:table-cell table:style-name="ce8"/>
          <table:table-cell table:style-name="ce14" table:formula="of:=[.V15]+1" office:value-type="date" office:date-value="2016-08-15" calcext:value-type="date">
            <text:p>lun. 15</text:p>
          </table:table-cell>
          <table:table-cell table:style-name="ce6"/>
          <table:table-cell table:style-name="ce8"/>
          <table:table-cell table:style-name="ce14" table:formula="of:=[.Y15]+1" office:value-type="date" office:date-value="2016-09-15" calcext:value-type="date">
            <text:p>jeu. 15</text:p>
          </table:table-cell>
          <table:table-cell table:style-name="ce6"/>
          <table:table-cell table:style-name="ce8"/>
          <table:table-cell table:style-name="ce14" table:formula="of:=[.AB15]+1" office:value-type="date" office:date-value="2016-10-15" calcext:value-type="date">
            <text:p>sam. 15</text:p>
          </table:table-cell>
          <table:table-cell table:style-name="ce6"/>
          <table:table-cell table:style-name="ce8"/>
          <table:table-cell table:style-name="ce14" table:formula="of:=[.AE15]+1" office:value-type="date" office:date-value="2016-11-15" calcext:value-type="date">
            <text:p>mar. 15</text:p>
          </table:table-cell>
          <table:table-cell table:style-name="ce6"/>
          <table:table-cell table:style-name="ce8"/>
          <table:table-cell table:style-name="ce14" table:formula="of:=[.AH15]+1" office:value-type="date" office:date-value="2016-12-15" calcext:value-type="date">
            <text:p>jeu. 15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6]+1" office:value-type="date" office:date-value="2016-01-16" calcext:value-type="date">
            <text:p>sam. 16</text:p>
          </table:table-cell>
          <table:table-cell table:style-name="ce6"/>
          <table:table-cell table:style-name="ce8"/>
          <table:table-cell table:style-name="ce10" table:formula="of:=[.D16]+1" office:value-type="date" office:date-value="2016-02-16" calcext:value-type="date">
            <text:p>mar. 16</text:p>
          </table:table-cell>
          <table:table-cell table:style-name="ce6"/>
          <table:table-cell table:style-name="ce8"/>
          <table:table-cell table:style-name="ce14" table:formula="of:=[.G16]+1" office:value-type="date" office:date-value="2016-03-16" calcext:value-type="date">
            <text:p>mer. 16</text:p>
          </table:table-cell>
          <table:table-cell table:style-name="ce6"/>
          <table:table-cell table:style-name="ce8"/>
          <table:table-cell table:style-name="ce14" table:formula="of:=[.J16]+1" office:value-type="date" office:date-value="2016-04-16" calcext:value-type="date">
            <text:p>sam. 16</text:p>
          </table:table-cell>
          <table:table-cell table:style-name="ce6"/>
          <table:table-cell table:style-name="ce8"/>
          <table:table-cell table:style-name="ce14" table:formula="of:=[.M16]+1" office:value-type="date" office:date-value="2016-05-16" calcext:value-type="date">
            <text:p>lun. 16</text:p>
          </table:table-cell>
          <table:table-cell table:style-name="ce6"/>
          <table:table-cell table:style-name="ce8"/>
          <table:table-cell table:style-name="ce14" table:formula="of:=[.P16]+1" office:value-type="date" office:date-value="2016-06-16" calcext:value-type="date">
            <text:p>jeu. 16</text:p>
          </table:table-cell>
          <table:table-cell table:style-name="ce6"/>
          <table:table-cell table:style-name="ce8"/>
          <table:table-cell table:style-name="ce14" table:formula="of:=[.S16]+1" office:value-type="date" office:date-value="2016-07-16" calcext:value-type="date">
            <text:p>sam. 16</text:p>
          </table:table-cell>
          <table:table-cell table:style-name="ce6"/>
          <table:table-cell table:style-name="ce8"/>
          <table:table-cell table:style-name="ce14" table:formula="of:=[.V16]+1" office:value-type="date" office:date-value="2016-08-16" calcext:value-type="date">
            <text:p>mar. 16</text:p>
          </table:table-cell>
          <table:table-cell table:style-name="ce6"/>
          <table:table-cell table:style-name="ce8"/>
          <table:table-cell table:style-name="ce14" table:formula="of:=[.Y16]+1" office:value-type="date" office:date-value="2016-09-16" calcext:value-type="date">
            <text:p>ven. 16</text:p>
          </table:table-cell>
          <table:table-cell table:style-name="ce6"/>
          <table:table-cell table:style-name="ce8"/>
          <table:table-cell table:style-name="ce14" table:formula="of:=[.AB16]+1" office:value-type="date" office:date-value="2016-10-16" calcext:value-type="date">
            <text:p>dim. 16</text:p>
          </table:table-cell>
          <table:table-cell table:style-name="ce6"/>
          <table:table-cell table:style-name="ce8"/>
          <table:table-cell table:style-name="ce14" table:formula="of:=[.AE16]+1" office:value-type="date" office:date-value="2016-11-16" calcext:value-type="date">
            <text:p>mer. 16</text:p>
          </table:table-cell>
          <table:table-cell table:style-name="ce6"/>
          <table:table-cell table:style-name="ce8"/>
          <table:table-cell table:style-name="ce14" table:formula="of:=[.AH16]+1" office:value-type="date" office:date-value="2016-12-16" calcext:value-type="date">
            <text:p>ven. 16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7]+1" office:value-type="date" office:date-value="2016-01-17" calcext:value-type="date">
            <text:p>dim. 17</text:p>
          </table:table-cell>
          <table:table-cell table:style-name="ce6"/>
          <table:table-cell table:style-name="ce8"/>
          <table:table-cell table:style-name="ce10" table:formula="of:=[.D17]+1" office:value-type="date" office:date-value="2016-02-17" calcext:value-type="date">
            <text:p>mer. 17</text:p>
          </table:table-cell>
          <table:table-cell table:style-name="ce6"/>
          <table:table-cell table:style-name="ce8"/>
          <table:table-cell table:style-name="ce14" table:formula="of:=[.G17]+1" office:value-type="date" office:date-value="2016-03-17" calcext:value-type="date">
            <text:p>jeu. 17</text:p>
          </table:table-cell>
          <table:table-cell table:style-name="ce6"/>
          <table:table-cell table:style-name="ce8"/>
          <table:table-cell table:style-name="ce14" table:formula="of:=[.J17]+1" office:value-type="date" office:date-value="2016-04-17" calcext:value-type="date">
            <text:p>dim. 17</text:p>
          </table:table-cell>
          <table:table-cell table:style-name="ce6"/>
          <table:table-cell table:style-name="ce8"/>
          <table:table-cell table:style-name="ce14" table:formula="of:=[.M17]+1" office:value-type="date" office:date-value="2016-05-17" calcext:value-type="date">
            <text:p>mar. 17</text:p>
          </table:table-cell>
          <table:table-cell table:style-name="ce6"/>
          <table:table-cell table:style-name="ce8"/>
          <table:table-cell table:style-name="ce14" table:formula="of:=[.P17]+1" office:value-type="date" office:date-value="2016-06-17" calcext:value-type="date">
            <text:p>ven. 17</text:p>
          </table:table-cell>
          <table:table-cell table:style-name="ce6"/>
          <table:table-cell table:style-name="ce8"/>
          <table:table-cell table:style-name="ce14" table:formula="of:=[.S17]+1" office:value-type="date" office:date-value="2016-07-17" calcext:value-type="date">
            <text:p>dim. 17</text:p>
          </table:table-cell>
          <table:table-cell table:style-name="ce6"/>
          <table:table-cell table:style-name="ce8"/>
          <table:table-cell table:style-name="ce14" table:formula="of:=[.V17]+1" office:value-type="date" office:date-value="2016-08-17" calcext:value-type="date">
            <text:p>mer. 17</text:p>
          </table:table-cell>
          <table:table-cell table:style-name="ce6"/>
          <table:table-cell table:style-name="ce8"/>
          <table:table-cell table:style-name="ce14" table:formula="of:=[.Y17]+1" office:value-type="date" office:date-value="2016-09-17" calcext:value-type="date">
            <text:p>sam. 17</text:p>
          </table:table-cell>
          <table:table-cell table:style-name="ce6"/>
          <table:table-cell table:style-name="ce8"/>
          <table:table-cell table:style-name="ce14" table:formula="of:=[.AB17]+1" office:value-type="date" office:date-value="2016-10-17" calcext:value-type="date">
            <text:p>lun. 17</text:p>
          </table:table-cell>
          <table:table-cell table:style-name="ce6"/>
          <table:table-cell table:style-name="ce8"/>
          <table:table-cell table:style-name="ce14" table:formula="of:=[.AE17]+1" office:value-type="date" office:date-value="2016-11-17" calcext:value-type="date">
            <text:p>jeu. 17</text:p>
          </table:table-cell>
          <table:table-cell table:style-name="ce6"/>
          <table:table-cell table:style-name="ce8"/>
          <table:table-cell table:style-name="ce14" table:formula="of:=[.AH17]+1" office:value-type="date" office:date-value="2016-12-17" calcext:value-type="date">
            <text:p>sam. 17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8]+1" office:value-type="date" office:date-value="2016-01-18" calcext:value-type="date">
            <text:p>lun. 18</text:p>
          </table:table-cell>
          <table:table-cell table:style-name="ce6"/>
          <table:table-cell table:style-name="ce8"/>
          <table:table-cell table:style-name="ce10" table:formula="of:=[.D18]+1" office:value-type="date" office:date-value="2016-02-18" calcext:value-type="date">
            <text:p>jeu. 18</text:p>
          </table:table-cell>
          <table:table-cell table:style-name="ce6"/>
          <table:table-cell table:style-name="ce8"/>
          <table:table-cell table:style-name="ce14" table:formula="of:=[.G18]+1" office:value-type="date" office:date-value="2016-03-18" calcext:value-type="date">
            <text:p>ven. 18</text:p>
          </table:table-cell>
          <table:table-cell table:style-name="ce6"/>
          <table:table-cell table:style-name="ce8"/>
          <table:table-cell table:style-name="ce14" table:formula="of:=[.J18]+1" office:value-type="date" office:date-value="2016-04-18" calcext:value-type="date">
            <text:p>lun. 18</text:p>
          </table:table-cell>
          <table:table-cell table:style-name="ce6"/>
          <table:table-cell table:style-name="ce8"/>
          <table:table-cell table:style-name="ce14" table:formula="of:=[.M18]+1" office:value-type="date" office:date-value="2016-05-18" calcext:value-type="date">
            <text:p>mer. 18</text:p>
          </table:table-cell>
          <table:table-cell table:style-name="ce6"/>
          <table:table-cell table:style-name="ce8"/>
          <table:table-cell table:style-name="ce14" table:formula="of:=[.P18]+1" office:value-type="date" office:date-value="2016-06-18" calcext:value-type="date">
            <text:p>sam. 18</text:p>
          </table:table-cell>
          <table:table-cell table:style-name="ce6"/>
          <table:table-cell table:style-name="ce8"/>
          <table:table-cell table:style-name="ce14" table:formula="of:=[.S18]+1" office:value-type="date" office:date-value="2016-07-18" calcext:value-type="date">
            <text:p>lun. 18</text:p>
          </table:table-cell>
          <table:table-cell table:style-name="ce6"/>
          <table:table-cell table:style-name="ce8"/>
          <table:table-cell table:style-name="ce14" table:formula="of:=[.V18]+1" office:value-type="date" office:date-value="2016-08-18" calcext:value-type="date">
            <text:p>jeu. 18</text:p>
          </table:table-cell>
          <table:table-cell table:style-name="ce6"/>
          <table:table-cell table:style-name="ce8"/>
          <table:table-cell table:style-name="ce14" table:formula="of:=[.Y18]+1" office:value-type="date" office:date-value="2016-09-18" calcext:value-type="date">
            <text:p>dim. 18</text:p>
          </table:table-cell>
          <table:table-cell table:style-name="ce6"/>
          <table:table-cell table:style-name="ce8"/>
          <table:table-cell table:style-name="ce14" table:formula="of:=[.AB18]+1" office:value-type="date" office:date-value="2016-10-18" calcext:value-type="date">
            <text:p>mar. 18</text:p>
          </table:table-cell>
          <table:table-cell table:style-name="ce6"/>
          <table:table-cell table:style-name="ce8"/>
          <table:table-cell table:style-name="ce14" table:formula="of:=[.AE18]+1" office:value-type="date" office:date-value="2016-11-18" calcext:value-type="date">
            <text:p>ven. 18</text:p>
          </table:table-cell>
          <table:table-cell table:style-name="ce6"/>
          <table:table-cell table:style-name="ce8"/>
          <table:table-cell table:style-name="ce14" table:formula="of:=[.AH18]+1" office:value-type="date" office:date-value="2016-12-18" calcext:value-type="date">
            <text:p>dim. 18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19]+1" office:value-type="date" office:date-value="2016-01-19" calcext:value-type="date">
            <text:p>mar. 19</text:p>
          </table:table-cell>
          <table:table-cell table:style-name="ce6"/>
          <table:table-cell table:style-name="ce8"/>
          <table:table-cell table:style-name="ce10" table:formula="of:=[.D19]+1" office:value-type="date" office:date-value="2016-02-19" calcext:value-type="date">
            <text:p>ven. 19</text:p>
          </table:table-cell>
          <table:table-cell table:style-name="ce6"/>
          <table:table-cell table:style-name="ce8"/>
          <table:table-cell table:style-name="ce14" table:formula="of:=[.G19]+1" office:value-type="date" office:date-value="2016-03-19" calcext:value-type="date">
            <text:p>sam. 19</text:p>
          </table:table-cell>
          <table:table-cell table:style-name="ce6"/>
          <table:table-cell table:style-name="ce8"/>
          <table:table-cell table:style-name="ce14" table:formula="of:=[.J19]+1" office:value-type="date" office:date-value="2016-04-19" calcext:value-type="date">
            <text:p>mar. 19</text:p>
          </table:table-cell>
          <table:table-cell table:style-name="ce6"/>
          <table:table-cell table:style-name="ce8"/>
          <table:table-cell table:style-name="ce14" table:formula="of:=[.M19]+1" office:value-type="date" office:date-value="2016-05-19" calcext:value-type="date">
            <text:p>jeu. 19</text:p>
          </table:table-cell>
          <table:table-cell table:style-name="ce6"/>
          <table:table-cell table:style-name="ce8"/>
          <table:table-cell table:style-name="ce14" table:formula="of:=[.P19]+1" office:value-type="date" office:date-value="2016-06-19" calcext:value-type="date">
            <text:p>dim. 19</text:p>
          </table:table-cell>
          <table:table-cell table:style-name="ce6"/>
          <table:table-cell table:style-name="ce8"/>
          <table:table-cell table:style-name="ce14" table:formula="of:=[.S19]+1" office:value-type="date" office:date-value="2016-07-19" calcext:value-type="date">
            <text:p>mar. 19</text:p>
          </table:table-cell>
          <table:table-cell table:style-name="ce6"/>
          <table:table-cell table:style-name="ce8"/>
          <table:table-cell table:style-name="ce14" table:formula="of:=[.V19]+1" office:value-type="date" office:date-value="2016-08-19" calcext:value-type="date">
            <text:p>ven. 19</text:p>
          </table:table-cell>
          <table:table-cell table:style-name="ce6"/>
          <table:table-cell table:style-name="ce8"/>
          <table:table-cell table:style-name="ce14" table:formula="of:=[.Y19]+1" office:value-type="date" office:date-value="2016-09-19" calcext:value-type="date">
            <text:p>lun. 19</text:p>
          </table:table-cell>
          <table:table-cell table:style-name="ce6"/>
          <table:table-cell table:style-name="ce8"/>
          <table:table-cell table:style-name="ce14" table:formula="of:=[.AB19]+1" office:value-type="date" office:date-value="2016-10-19" calcext:value-type="date">
            <text:p>mer. 19</text:p>
          </table:table-cell>
          <table:table-cell table:style-name="ce6"/>
          <table:table-cell table:style-name="ce8"/>
          <table:table-cell table:style-name="ce14" table:formula="of:=[.AE19]+1" office:value-type="date" office:date-value="2016-11-19" calcext:value-type="date">
            <text:p>sam. 19</text:p>
          </table:table-cell>
          <table:table-cell table:style-name="ce6"/>
          <table:table-cell table:style-name="ce8"/>
          <table:table-cell table:style-name="ce14" table:formula="of:=[.AH19]+1" office:value-type="date" office:date-value="2016-12-19" calcext:value-type="date">
            <text:p>lun. 19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20]+1" office:value-type="date" office:date-value="2016-01-20" calcext:value-type="date">
            <text:p>mer. 20</text:p>
          </table:table-cell>
          <table:table-cell table:style-name="ce6"/>
          <table:table-cell table:style-name="ce8"/>
          <table:table-cell table:style-name="ce10" table:formula="of:=[.D20]+1" office:value-type="date" office:date-value="2016-02-20" calcext:value-type="date">
            <text:p>sam. 20</text:p>
          </table:table-cell>
          <table:table-cell table:style-name="ce6"/>
          <table:table-cell table:style-name="ce8"/>
          <table:table-cell table:style-name="ce14" table:formula="of:=[.G20]+1" office:value-type="date" office:date-value="2016-03-20" calcext:value-type="date">
            <text:p>dim. 20</text:p>
          </table:table-cell>
          <table:table-cell table:style-name="ce6"/>
          <table:table-cell table:style-name="ce8"/>
          <table:table-cell table:style-name="ce14" table:formula="of:=[.J20]+1" office:value-type="date" office:date-value="2016-04-20" calcext:value-type="date">
            <text:p>mer. 20</text:p>
          </table:table-cell>
          <table:table-cell table:style-name="ce6"/>
          <table:table-cell table:style-name="ce8"/>
          <table:table-cell table:style-name="ce14" table:formula="of:=[.M20]+1" office:value-type="date" office:date-value="2016-05-20" calcext:value-type="date">
            <text:p>ven. 20</text:p>
          </table:table-cell>
          <table:table-cell table:style-name="ce6"/>
          <table:table-cell table:style-name="ce8"/>
          <table:table-cell table:style-name="ce14" table:formula="of:=[.P20]+1" office:value-type="date" office:date-value="2016-06-20" calcext:value-type="date">
            <text:p>lun. 20</text:p>
          </table:table-cell>
          <table:table-cell table:style-name="ce6"/>
          <table:table-cell table:style-name="ce8"/>
          <table:table-cell table:style-name="ce14" table:formula="of:=[.S20]+1" office:value-type="date" office:date-value="2016-07-20" calcext:value-type="date">
            <text:p>mer. 20</text:p>
          </table:table-cell>
          <table:table-cell table:style-name="ce6"/>
          <table:table-cell table:style-name="ce8"/>
          <table:table-cell table:style-name="ce14" table:formula="of:=[.V20]+1" office:value-type="date" office:date-value="2016-08-20" calcext:value-type="date">
            <text:p>sam. 20</text:p>
          </table:table-cell>
          <table:table-cell table:style-name="ce6"/>
          <table:table-cell table:style-name="ce8"/>
          <table:table-cell table:style-name="ce14" table:formula="of:=[.Y20]+1" office:value-type="date" office:date-value="2016-09-20" calcext:value-type="date">
            <text:p>mar. 20</text:p>
          </table:table-cell>
          <table:table-cell table:style-name="ce6"/>
          <table:table-cell table:style-name="ce8"/>
          <table:table-cell table:style-name="ce14" table:formula="of:=[.AB20]+1" office:value-type="date" office:date-value="2016-10-20" calcext:value-type="date">
            <text:p>jeu. 20</text:p>
          </table:table-cell>
          <table:table-cell table:style-name="ce6"/>
          <table:table-cell table:style-name="ce8"/>
          <table:table-cell table:style-name="ce14" table:formula="of:=[.AE20]+1" office:value-type="date" office:date-value="2016-11-20" calcext:value-type="date">
            <text:p>dim. 20</text:p>
          </table:table-cell>
          <table:table-cell table:style-name="ce6"/>
          <table:table-cell table:style-name="ce8"/>
          <table:table-cell table:style-name="ce14" table:formula="of:=[.AH20]+1" office:value-type="date" office:date-value="2016-12-20" calcext:value-type="date">
            <text:p>mar. 20</text:p>
          </table:table-cell>
          <table:table-cell table:style-name="ce6"/>
          <table:table-cell table:style-name="ce17" table:number-columns-repeated="106"/>
          <table:table-cell table:style-name="Default" table:number-columns-repeated="883"/>
        </table:table-row>
        <table:table-row table:style-name="ro1">
          <table:table-cell table:style-name="ce2" table:formula="of:=[.A21]+1" office:value-type="date" office:date-value="2016-01-21" calcext:value-type="date">
            <text:p>jeu. 21</text:p>
          </table:table-cell>
          <table:table-cell table:style-name="ce5"/>
          <table:table-cell table:style-name="ce8"/>
          <table:table-cell table:style-name="ce2" table:formula="of:=[.D21]+1" office:value-type="date" office:date-value="2016-02-21" calcext:value-type="date">
            <text:p>dim. 21</text:p>
          </table:table-cell>
          <table:table-cell table:style-name="ce5"/>
          <table:table-cell table:style-name="ce8"/>
          <table:table-cell table:style-name="ce13" table:formula="of:=[.G21]+1" office:value-type="date" office:date-value="2016-03-21" calcext:value-type="date">
            <text:p>lun. 21</text:p>
          </table:table-cell>
          <table:table-cell table:style-name="ce5"/>
          <table:table-cell table:style-name="ce8"/>
          <table:table-cell table:style-name="ce13" table:formula="of:=[.J21]+1" office:value-type="date" office:date-value="2016-04-21" calcext:value-type="date">
            <text:p>jeu. 21</text:p>
          </table:table-cell>
          <table:table-cell table:style-name="ce5"/>
          <table:table-cell table:style-name="ce8"/>
          <table:table-cell table:style-name="ce13" table:formula="of:=[.M21]+1" office:value-type="date" office:date-value="2016-05-21" calcext:value-type="date">
            <text:p>sam. 21</text:p>
          </table:table-cell>
          <table:table-cell table:style-name="ce5"/>
          <table:table-cell table:style-name="ce8"/>
          <table:table-cell table:style-name="ce13" table:formula="of:=[.P21]+1" office:value-type="date" office:date-value="2016-06-21" calcext:value-type="date">
            <text:p>mar. 21</text:p>
          </table:table-cell>
          <table:table-cell table:style-name="ce5"/>
          <table:table-cell table:style-name="ce8"/>
          <table:table-cell table:style-name="ce13" table:formula="of:=[.S21]+1" office:value-type="date" office:date-value="2016-07-21" calcext:value-type="date">
            <text:p>jeu. 21</text:p>
          </table:table-cell>
          <table:table-cell table:style-name="ce5"/>
          <table:table-cell table:style-name="ce8"/>
          <table:table-cell table:style-name="ce13" table:formula="of:=[.V21]+1" office:value-type="date" office:date-value="2016-08-21" calcext:value-type="date">
            <text:p>dim. 21</text:p>
          </table:table-cell>
          <table:table-cell table:style-name="ce5"/>
          <table:table-cell table:style-name="ce8"/>
          <table:table-cell table:style-name="ce13" table:formula="of:=[.Y21]+1" office:value-type="date" office:date-value="2016-09-21" calcext:value-type="date">
            <text:p>mer. 21</text:p>
          </table:table-cell>
          <table:table-cell table:style-name="ce5"/>
          <table:table-cell table:style-name="ce8"/>
          <table:table-cell table:style-name="ce13" table:formula="of:=[.AB21]+1" office:value-type="date" office:date-value="2016-10-21" calcext:value-type="date">
            <text:p>ven. 21</text:p>
          </table:table-cell>
          <table:table-cell table:style-name="ce5"/>
          <table:table-cell table:style-name="ce8"/>
          <table:table-cell table:style-name="ce13" table:formula="of:=[.AE21]+1" office:value-type="date" office:date-value="2016-11-21" calcext:value-type="date">
            <text:p>lun. 21</text:p>
          </table:table-cell>
          <table:table-cell table:style-name="ce5"/>
          <table:table-cell table:style-name="ce8"/>
          <table:table-cell table:style-name="ce13" table:formula="of:=[.AH21]+1" office:value-type="date" office:date-value="2016-12-21" calcext:value-type="date">
            <text:p>mer. 21</text:p>
          </table:table-cell>
          <table:table-cell table:style-name="ce5"/>
          <table:table-cell table:style-name="ce17" table:number-columns-repeated="106"/>
          <table:table-cell table:style-name="ce19" table:number-columns-repeated="883"/>
        </table:table-row>
        <table:table-row table:style-name="ro1">
          <table:table-cell table:style-name="ce2" table:formula="of:=[.A22]+1" office:value-type="date" office:date-value="2016-01-22" calcext:value-type="date">
            <text:p>ven. 22</text:p>
          </table:table-cell>
          <table:table-cell table:style-name="ce5"/>
          <table:table-cell table:style-name="ce8"/>
          <table:table-cell table:style-name="ce2" table:formula="of:=[.D22]+1" office:value-type="date" office:date-value="2016-02-22" calcext:value-type="date">
            <text:p>lun. 22</text:p>
          </table:table-cell>
          <table:table-cell table:style-name="ce5"/>
          <table:table-cell table:style-name="ce8"/>
          <table:table-cell table:style-name="ce13" table:formula="of:=[.G22]+1" office:value-type="date" office:date-value="2016-03-22" calcext:value-type="date">
            <text:p>mar. 22</text:p>
          </table:table-cell>
          <table:table-cell table:style-name="ce5"/>
          <table:table-cell table:style-name="ce8"/>
          <table:table-cell table:style-name="ce13" table:formula="of:=[.J22]+1" office:value-type="date" office:date-value="2016-04-22" calcext:value-type="date">
            <text:p>ven. 22</text:p>
          </table:table-cell>
          <table:table-cell table:style-name="ce5"/>
          <table:table-cell table:style-name="ce8"/>
          <table:table-cell table:style-name="ce13" table:formula="of:=[.M22]+1" office:value-type="date" office:date-value="2016-05-22" calcext:value-type="date">
            <text:p>dim. 22</text:p>
          </table:table-cell>
          <table:table-cell table:style-name="ce5"/>
          <table:table-cell table:style-name="ce8"/>
          <table:table-cell table:style-name="ce13" table:formula="of:=[.P22]+1" office:value-type="date" office:date-value="2016-06-22" calcext:value-type="date">
            <text:p>mer. 22</text:p>
          </table:table-cell>
          <table:table-cell table:style-name="ce5"/>
          <table:table-cell table:style-name="ce8"/>
          <table:table-cell table:style-name="ce13" table:formula="of:=[.S22]+1" office:value-type="date" office:date-value="2016-07-22" calcext:value-type="date">
            <text:p>ven. 22</text:p>
          </table:table-cell>
          <table:table-cell table:style-name="ce5"/>
          <table:table-cell table:style-name="ce8"/>
          <table:table-cell table:style-name="ce13" table:formula="of:=[.V22]+1" office:value-type="date" office:date-value="2016-08-22" calcext:value-type="date">
            <text:p>lun. 22</text:p>
          </table:table-cell>
          <table:table-cell table:style-name="ce5"/>
          <table:table-cell table:style-name="ce8"/>
          <table:table-cell table:style-name="ce13" table:formula="of:=[.Y22]+1" office:value-type="date" office:date-value="2016-09-22" calcext:value-type="date">
            <text:p>jeu. 22</text:p>
          </table:table-cell>
          <table:table-cell table:style-name="ce5"/>
          <table:table-cell table:style-name="ce8"/>
          <table:table-cell table:style-name="ce13" table:formula="of:=[.AB22]+1" office:value-type="date" office:date-value="2016-10-22" calcext:value-type="date">
            <text:p>sam. 22</text:p>
          </table:table-cell>
          <table:table-cell table:style-name="ce5"/>
          <table:table-cell table:style-name="ce8"/>
          <table:table-cell table:style-name="ce13" table:formula="of:=[.AE22]+1" office:value-type="date" office:date-value="2016-11-22" calcext:value-type="date">
            <text:p>mar. 22</text:p>
          </table:table-cell>
          <table:table-cell table:style-name="ce5"/>
          <table:table-cell table:style-name="ce8"/>
          <table:table-cell table:style-name="ce13" table:formula="of:=[.AH22]+1" office:value-type="date" office:date-value="2016-12-22" calcext:value-type="date">
            <text:p>jeu. 22</text:p>
          </table:table-cell>
          <table:table-cell table:style-name="ce5"/>
          <table:table-cell table:style-name="ce17" table:number-columns-repeated="106"/>
          <table:table-cell table:style-name="ce19" table:number-columns-repeated="883"/>
        </table:table-row>
        <table:table-row table:style-name="ro1">
          <table:table-cell table:style-name="ce2" table:formula="of:=[.A23]+1" office:value-type="date" office:date-value="2016-01-23" calcext:value-type="date">
            <text:p>sam. 23</text:p>
          </table:table-cell>
          <table:table-cell table:style-name="ce5"/>
          <table:table-cell table:style-name="ce8"/>
          <table:table-cell table:style-name="ce2" table:formula="of:=[.D23]+1" office:value-type="date" office:date-value="2016-02-23" calcext:value-type="date">
            <text:p>mar. 23</text:p>
          </table:table-cell>
          <table:table-cell table:style-name="ce5"/>
          <table:table-cell table:style-name="ce8"/>
          <table:table-cell table:style-name="ce13" table:formula="of:=[.G23]+1" office:value-type="date" office:date-value="2016-03-23" calcext:value-type="date">
            <text:p>mer. 23</text:p>
          </table:table-cell>
          <table:table-cell table:style-name="ce5"/>
          <table:table-cell table:style-name="ce8"/>
          <table:table-cell table:style-name="ce13" table:formula="of:=[.J23]+1" office:value-type="date" office:date-value="2016-04-23" calcext:value-type="date">
            <text:p>sam. 23</text:p>
          </table:table-cell>
          <table:table-cell table:style-name="ce5"/>
          <table:table-cell table:style-name="ce8"/>
          <table:table-cell table:style-name="ce13" table:formula="of:=[.M23]+1" office:value-type="date" office:date-value="2016-05-23" calcext:value-type="date">
            <text:p>lun. 23</text:p>
          </table:table-cell>
          <table:table-cell table:style-name="ce5"/>
          <table:table-cell table:style-name="ce8"/>
          <table:table-cell table:style-name="ce13" table:formula="of:=[.P23]+1" office:value-type="date" office:date-value="2016-06-23" calcext:value-type="date">
            <text:p>jeu. 23</text:p>
          </table:table-cell>
          <table:table-cell table:style-name="ce5"/>
          <table:table-cell table:style-name="ce8"/>
          <table:table-cell table:style-name="ce13" table:formula="of:=[.S23]+1" office:value-type="date" office:date-value="2016-07-23" calcext:value-type="date">
            <text:p>sam. 23</text:p>
          </table:table-cell>
          <table:table-cell table:style-name="ce5"/>
          <table:table-cell table:style-name="ce8"/>
          <table:table-cell table:style-name="ce13" table:formula="of:=[.V23]+1" office:value-type="date" office:date-value="2016-08-23" calcext:value-type="date">
            <text:p>mar. 23</text:p>
          </table:table-cell>
          <table:table-cell table:style-name="ce5"/>
          <table:table-cell table:style-name="ce8"/>
          <table:table-cell table:style-name="ce13" table:formula="of:=[.Y23]+1" office:value-type="date" office:date-value="2016-09-23" calcext:value-type="date">
            <text:p>ven. 23</text:p>
          </table:table-cell>
          <table:table-cell table:style-name="ce5"/>
          <table:table-cell table:style-name="ce8"/>
          <table:table-cell table:style-name="ce13" table:formula="of:=[.AB23]+1" office:value-type="date" office:date-value="2016-10-23" calcext:value-type="date">
            <text:p>dim. 23</text:p>
          </table:table-cell>
          <table:table-cell table:style-name="ce5"/>
          <table:table-cell table:style-name="ce8"/>
          <table:table-cell table:style-name="ce13" table:formula="of:=[.AE23]+1" office:value-type="date" office:date-value="2016-11-23" calcext:value-type="date">
            <text:p>mer. 23</text:p>
          </table:table-cell>
          <table:table-cell table:style-name="ce5"/>
          <table:table-cell table:style-name="ce8"/>
          <table:table-cell table:style-name="ce13" table:formula="of:=[.AH23]+1" office:value-type="date" office:date-value="2016-12-23" calcext:value-type="date">
            <text:p>ven. 23</text:p>
          </table:table-cell>
          <table:table-cell table:style-name="ce5"/>
          <table:table-cell table:style-name="ce17" table:number-columns-repeated="106"/>
          <table:table-cell table:style-name="ce19" table:number-columns-repeated="883"/>
        </table:table-row>
        <table:table-row table:style-name="ro1">
          <table:table-cell table:style-name="ce2" table:formula="of:=[.A24]+1" office:value-type="date" office:date-value="2016-01-24" calcext:value-type="date">
            <text:p>dim. 24</text:p>
          </table:table-cell>
          <table:table-cell table:style-name="ce6"/>
          <table:table-cell table:style-name="ce8"/>
          <table:table-cell table:style-name="ce10" table:formula="of:=[.D24]+1" office:value-type="date" office:date-value="2016-02-24" calcext:value-type="date">
            <text:p>mer. 24</text:p>
          </table:table-cell>
          <table:table-cell table:style-name="ce6"/>
          <table:table-cell table:style-name="ce8"/>
          <table:table-cell table:style-name="ce14" table:formula="of:=[.G24]+1" office:value-type="date" office:date-value="2016-03-24" calcext:value-type="date">
            <text:p>jeu. 24</text:p>
          </table:table-cell>
          <table:table-cell table:style-name="ce6"/>
          <table:table-cell table:style-name="ce8"/>
          <table:table-cell table:style-name="ce14" table:formula="of:=[.J24]+1" office:value-type="date" office:date-value="2016-04-24" calcext:value-type="date">
            <text:p>dim. 24</text:p>
          </table:table-cell>
          <table:table-cell table:style-name="ce6"/>
          <table:table-cell table:style-name="ce8"/>
          <table:table-cell table:style-name="ce14" table:formula="of:=[.M24]+1" office:value-type="date" office:date-value="2016-05-24" calcext:value-type="date">
            <text:p>mar. 24</text:p>
          </table:table-cell>
          <table:table-cell table:style-name="ce6"/>
          <table:table-cell table:style-name="ce8"/>
          <table:table-cell table:style-name="ce14" table:formula="of:=[.P24]+1" office:value-type="date" office:date-value="2016-06-24" calcext:value-type="date">
            <text:p>ven. 24</text:p>
          </table:table-cell>
          <table:table-cell table:style-name="ce6"/>
          <table:table-cell table:style-name="ce8"/>
          <table:table-cell table:style-name="ce14" table:formula="of:=[.S24]+1" office:value-type="date" office:date-value="2016-07-24" calcext:value-type="date">
            <text:p>dim. 24</text:p>
          </table:table-cell>
          <table:table-cell table:style-name="ce6"/>
          <table:table-cell table:style-name="ce8"/>
          <table:table-cell table:style-name="ce14" table:formula="of:=[.V24]+1" office:value-type="date" office:date-value="2016-08-24" calcext:value-type="date">
            <text:p>mer. 24</text:p>
          </table:table-cell>
          <table:table-cell table:style-name="ce6"/>
          <table:table-cell table:style-name="ce8"/>
          <table:table-cell table:style-name="ce14" table:formula="of:=[.Y24]+1" office:value-type="date" office:date-value="2016-09-24" calcext:value-type="date">
            <text:p>sam. 24</text:p>
          </table:table-cell>
          <table:table-cell table:style-name="ce6"/>
          <table:table-cell table:style-name="ce8"/>
          <table:table-cell table:style-name="ce14" table:formula="of:=[.AB24]+1" office:value-type="date" office:date-value="2016-10-24" calcext:value-type="date">
            <text:p>lun. 24</text:p>
          </table:table-cell>
          <table:table-cell table:style-name="ce6"/>
          <table:table-cell table:style-name="ce8"/>
          <table:table-cell table:style-name="ce14" table:formula="of:=[.AE24]+1" office:value-type="date" office:date-value="2016-11-24" calcext:value-type="date">
            <text:p>jeu. 24</text:p>
          </table:table-cell>
          <table:table-cell table:style-name="ce6"/>
          <table:table-cell table:style-name="ce8"/>
          <table:table-cell table:style-name="ce14" table:formula="of:=[.AH24]+1" office:value-type="date" office:date-value="2016-12-24" calcext:value-type="date">
            <text:p>sam. 24</text:p>
          </table:table-cell>
          <table:table-cell table:style-name="ce6"/>
          <table:table-cell table:style-name="ce17" table:number-columns-repeated="106"/>
          <table:table-cell table:style-name="ce20" table:number-columns-repeated="883"/>
        </table:table-row>
        <table:table-row table:style-name="ro1">
          <table:table-cell table:style-name="ce2" table:formula="of:=[.A25]+1" office:value-type="date" office:date-value="2016-01-25" calcext:value-type="date">
            <text:p>lun. 25</text:p>
          </table:table-cell>
          <table:table-cell table:style-name="ce5"/>
          <table:table-cell table:style-name="ce8"/>
          <table:table-cell table:style-name="ce2" table:formula="of:=[.D25]+1" office:value-type="date" office:date-value="2016-02-25" calcext:value-type="date">
            <text:p>jeu. 25</text:p>
          </table:table-cell>
          <table:table-cell table:style-name="ce5"/>
          <table:table-cell table:style-name="ce8"/>
          <table:table-cell table:style-name="ce13" table:formula="of:=[.G25]+1" office:value-type="date" office:date-value="2016-03-25" calcext:value-type="date">
            <text:p>ven. 25</text:p>
          </table:table-cell>
          <table:table-cell table:style-name="ce5"/>
          <table:table-cell table:style-name="ce8"/>
          <table:table-cell table:style-name="ce13" table:formula="of:=[.J25]+1" office:value-type="date" office:date-value="2016-04-25" calcext:value-type="date">
            <text:p>lun. 25</text:p>
          </table:table-cell>
          <table:table-cell table:style-name="ce5"/>
          <table:table-cell table:style-name="ce8"/>
          <table:table-cell table:style-name="ce13" table:formula="of:=[.M25]+1" office:value-type="date" office:date-value="2016-05-25" calcext:value-type="date">
            <text:p>mer. 25</text:p>
          </table:table-cell>
          <table:table-cell table:style-name="ce5"/>
          <table:table-cell table:style-name="ce8"/>
          <table:table-cell table:style-name="ce13" table:formula="of:=[.P25]+1" office:value-type="date" office:date-value="2016-06-25" calcext:value-type="date">
            <text:p>sam. 25</text:p>
          </table:table-cell>
          <table:table-cell table:style-name="ce5"/>
          <table:table-cell table:style-name="ce8"/>
          <table:table-cell table:style-name="ce13" table:formula="of:=[.S25]+1" office:value-type="date" office:date-value="2016-07-25" calcext:value-type="date">
            <text:p>lun. 25</text:p>
          </table:table-cell>
          <table:table-cell table:style-name="ce5"/>
          <table:table-cell table:style-name="ce8"/>
          <table:table-cell table:style-name="ce13" table:formula="of:=[.V25]+1" office:value-type="date" office:date-value="2016-08-25" calcext:value-type="date">
            <text:p>jeu. 25</text:p>
          </table:table-cell>
          <table:table-cell table:style-name="ce5"/>
          <table:table-cell table:style-name="ce8"/>
          <table:table-cell table:style-name="ce13" table:formula="of:=[.Y25]+1" office:value-type="date" office:date-value="2016-09-25" calcext:value-type="date">
            <text:p>dim. 25</text:p>
          </table:table-cell>
          <table:table-cell table:style-name="ce5"/>
          <table:table-cell table:style-name="ce8"/>
          <table:table-cell table:style-name="ce13" table:formula="of:=[.AB25]+1" office:value-type="date" office:date-value="2016-10-25" calcext:value-type="date">
            <text:p>mar. 25</text:p>
          </table:table-cell>
          <table:table-cell table:style-name="ce5"/>
          <table:table-cell table:style-name="ce8"/>
          <table:table-cell table:style-name="ce13" table:formula="of:=[.AE25]+1" office:value-type="date" office:date-value="2016-11-25" calcext:value-type="date">
            <text:p>ven. 25</text:p>
          </table:table-cell>
          <table:table-cell table:style-name="ce5"/>
          <table:table-cell table:style-name="ce8"/>
          <table:table-cell table:style-name="ce13" table:formula="of:=[.AH25]+1" office:value-type="date" office:date-value="2016-12-25" calcext:value-type="date">
            <text:p>dim. 25</text:p>
          </table:table-cell>
          <table:table-cell table:style-name="ce5"/>
          <table:table-cell table:style-name="ce17" table:number-columns-repeated="106"/>
          <table:table-cell table:style-name="ce19" table:number-columns-repeated="883"/>
        </table:table-row>
        <table:table-row table:style-name="ro1">
          <table:table-cell table:style-name="ce2" table:formula="of:=[.A26]+1" office:value-type="date" office:date-value="2016-01-26" calcext:value-type="date">
            <text:p>mar. 26</text:p>
          </table:table-cell>
          <table:table-cell table:style-name="ce5"/>
          <table:table-cell table:style-name="ce8"/>
          <table:table-cell table:style-name="ce2" table:formula="of:=[.D26]+1" office:value-type="date" office:date-value="2016-02-26" calcext:value-type="date">
            <text:p>ven. 26</text:p>
          </table:table-cell>
          <table:table-cell table:style-name="ce5"/>
          <table:table-cell table:style-name="ce8"/>
          <table:table-cell table:style-name="ce13" table:formula="of:=[.G26]+1" office:value-type="date" office:date-value="2016-03-26" calcext:value-type="date">
            <text:p>sam. 26</text:p>
          </table:table-cell>
          <table:table-cell table:style-name="ce5"/>
          <table:table-cell table:style-name="ce8"/>
          <table:table-cell table:style-name="ce13" table:formula="of:=[.J26]+1" office:value-type="date" office:date-value="2016-04-26" calcext:value-type="date">
            <text:p>mar. 26</text:p>
          </table:table-cell>
          <table:table-cell table:style-name="ce5"/>
          <table:table-cell table:style-name="ce8"/>
          <table:table-cell table:style-name="ce13" table:formula="of:=[.M26]+1" office:value-type="date" office:date-value="2016-05-26" calcext:value-type="date">
            <text:p>jeu. 26</text:p>
          </table:table-cell>
          <table:table-cell table:style-name="ce5"/>
          <table:table-cell table:style-name="ce8"/>
          <table:table-cell table:style-name="ce13" table:formula="of:=[.P26]+1" office:value-type="date" office:date-value="2016-06-26" calcext:value-type="date">
            <text:p>dim. 26</text:p>
          </table:table-cell>
          <table:table-cell table:style-name="ce5"/>
          <table:table-cell table:style-name="ce8"/>
          <table:table-cell table:style-name="ce13" table:formula="of:=[.S26]+1" office:value-type="date" office:date-value="2016-07-26" calcext:value-type="date">
            <text:p>mar. 26</text:p>
          </table:table-cell>
          <table:table-cell table:style-name="ce5"/>
          <table:table-cell table:style-name="ce8"/>
          <table:table-cell table:style-name="ce13" table:formula="of:=[.V26]+1" office:value-type="date" office:date-value="2016-08-26" calcext:value-type="date">
            <text:p>ven. 26</text:p>
          </table:table-cell>
          <table:table-cell table:style-name="ce5"/>
          <table:table-cell table:style-name="ce8"/>
          <table:table-cell table:style-name="ce13" table:formula="of:=[.Y26]+1" office:value-type="date" office:date-value="2016-09-26" calcext:value-type="date">
            <text:p>lun. 26</text:p>
          </table:table-cell>
          <table:table-cell table:style-name="ce5"/>
          <table:table-cell table:style-name="ce8"/>
          <table:table-cell table:style-name="ce13" table:formula="of:=[.AB26]+1" office:value-type="date" office:date-value="2016-10-26" calcext:value-type="date">
            <text:p>mer. 26</text:p>
          </table:table-cell>
          <table:table-cell table:style-name="ce5"/>
          <table:table-cell table:style-name="ce8"/>
          <table:table-cell table:style-name="ce13" table:formula="of:=[.AE26]+1" office:value-type="date" office:date-value="2016-11-26" calcext:value-type="date">
            <text:p>sam. 26</text:p>
          </table:table-cell>
          <table:table-cell table:style-name="ce5"/>
          <table:table-cell table:style-name="ce8"/>
          <table:table-cell table:style-name="ce13" table:formula="of:=[.AH26]+1" office:value-type="date" office:date-value="2016-12-26" calcext:value-type="date">
            <text:p>lun. 26</text:p>
          </table:table-cell>
          <table:table-cell table:style-name="ce5"/>
          <table:table-cell table:style-name="ce17" table:number-columns-repeated="106"/>
          <table:table-cell table:style-name="ce19" table:number-columns-repeated="883"/>
        </table:table-row>
        <table:table-row table:style-name="ro1">
          <table:table-cell table:style-name="ce2" table:formula="of:=[.A27]+1" office:value-type="date" office:date-value="2016-01-27" calcext:value-type="date">
            <text:p>mer. 27</text:p>
          </table:table-cell>
          <table:table-cell table:style-name="ce5"/>
          <table:table-cell table:style-name="ce8"/>
          <table:table-cell table:style-name="ce2" table:formula="of:=[.D27]+1" office:value-type="date" office:date-value="2016-02-27" calcext:value-type="date">
            <text:p>sam. 27</text:p>
          </table:table-cell>
          <table:table-cell table:style-name="ce5"/>
          <table:table-cell table:style-name="ce8"/>
          <table:table-cell table:style-name="ce13" table:formula="of:=[.G27]+1" office:value-type="date" office:date-value="2016-03-27" calcext:value-type="date">
            <text:p>dim. 27</text:p>
          </table:table-cell>
          <table:table-cell table:style-name="ce5"/>
          <table:table-cell table:style-name="ce8"/>
          <table:table-cell table:style-name="ce13" table:formula="of:=[.J27]+1" office:value-type="date" office:date-value="2016-04-27" calcext:value-type="date">
            <text:p>mer. 27</text:p>
          </table:table-cell>
          <table:table-cell table:style-name="ce5"/>
          <table:table-cell table:style-name="ce8"/>
          <table:table-cell table:style-name="ce13" table:formula="of:=[.M27]+1" office:value-type="date" office:date-value="2016-05-27" calcext:value-type="date">
            <text:p>ven. 27</text:p>
          </table:table-cell>
          <table:table-cell table:style-name="ce5"/>
          <table:table-cell table:style-name="ce8"/>
          <table:table-cell table:style-name="ce13" table:formula="of:=[.P27]+1" office:value-type="date" office:date-value="2016-06-27" calcext:value-type="date">
            <text:p>lun. 27</text:p>
          </table:table-cell>
          <table:table-cell table:style-name="ce5"/>
          <table:table-cell table:style-name="ce8"/>
          <table:table-cell table:style-name="ce13" table:formula="of:=[.S27]+1" office:value-type="date" office:date-value="2016-07-27" calcext:value-type="date">
            <text:p>mer. 27</text:p>
          </table:table-cell>
          <table:table-cell table:style-name="ce5"/>
          <table:table-cell table:style-name="ce8"/>
          <table:table-cell table:style-name="ce13" table:formula="of:=[.V27]+1" office:value-type="date" office:date-value="2016-08-27" calcext:value-type="date">
            <text:p>sam. 27</text:p>
          </table:table-cell>
          <table:table-cell table:style-name="ce5"/>
          <table:table-cell table:style-name="ce8"/>
          <table:table-cell table:style-name="ce13" table:formula="of:=[.Y27]+1" office:value-type="date" office:date-value="2016-09-27" calcext:value-type="date">
            <text:p>mar. 27</text:p>
          </table:table-cell>
          <table:table-cell table:style-name="ce5"/>
          <table:table-cell table:style-name="ce8"/>
          <table:table-cell table:style-name="ce13" table:formula="of:=[.AB27]+1" office:value-type="date" office:date-value="2016-10-27" calcext:value-type="date">
            <text:p>jeu. 27</text:p>
          </table:table-cell>
          <table:table-cell table:style-name="ce5"/>
          <table:table-cell table:style-name="ce8"/>
          <table:table-cell table:style-name="ce13" table:formula="of:=[.AE27]+1" office:value-type="date" office:date-value="2016-11-27" calcext:value-type="date">
            <text:p>dim. 27</text:p>
          </table:table-cell>
          <table:table-cell table:style-name="ce5"/>
          <table:table-cell table:style-name="ce8"/>
          <table:table-cell table:style-name="ce13" table:formula="of:=[.AH27]+1" office:value-type="date" office:date-value="2016-12-27" calcext:value-type="date">
            <text:p>mar. 27</text:p>
          </table:table-cell>
          <table:table-cell table:style-name="ce5"/>
          <table:table-cell table:style-name="ce17" table:number-columns-repeated="106"/>
          <table:table-cell table:style-name="ce19" table:number-columns-repeated="883"/>
        </table:table-row>
        <table:table-row table:style-name="ro1">
          <table:table-cell table:style-name="ce2" table:formula="of:=[.A28]+1" office:value-type="date" office:date-value="2016-01-28" calcext:value-type="date">
            <text:p>jeu. 28</text:p>
          </table:table-cell>
          <table:table-cell table:style-name="ce5"/>
          <table:table-cell table:style-name="ce8"/>
          <table:table-cell table:style-name="ce10" table:formula="of:=[.D28]+1" office:value-type="date" office:date-value="2016-02-28" calcext:value-type="date">
            <text:p>dim. 28</text:p>
          </table:table-cell>
          <table:table-cell table:style-name="ce6"/>
          <table:table-cell table:style-name="ce8"/>
          <table:table-cell table:style-name="ce13" table:formula="of:=[.G28]+1" office:value-type="date" office:date-value="2016-03-28" calcext:value-type="date">
            <text:p>lun. 28</text:p>
          </table:table-cell>
          <table:table-cell table:style-name="ce5"/>
          <table:table-cell table:style-name="ce8"/>
          <table:table-cell table:style-name="ce13" table:formula="of:=[.J28]+1" office:value-type="date" office:date-value="2016-04-28" calcext:value-type="date">
            <text:p>jeu. 28</text:p>
          </table:table-cell>
          <table:table-cell table:style-name="ce5"/>
          <table:table-cell table:style-name="ce8"/>
          <table:table-cell table:style-name="ce13" table:formula="of:=[.M28]+1" office:value-type="date" office:date-value="2016-05-28" calcext:value-type="date">
            <text:p>sam. 28</text:p>
          </table:table-cell>
          <table:table-cell table:style-name="ce5"/>
          <table:table-cell table:style-name="ce8"/>
          <table:table-cell table:style-name="ce13" table:formula="of:=[.P28]+1" office:value-type="date" office:date-value="2016-06-28" calcext:value-type="date">
            <text:p>mar. 28</text:p>
          </table:table-cell>
          <table:table-cell table:style-name="ce5"/>
          <table:table-cell table:style-name="ce8"/>
          <table:table-cell table:style-name="ce13" table:formula="of:=[.S28]+1" office:value-type="date" office:date-value="2016-07-28" calcext:value-type="date">
            <text:p>jeu. 28</text:p>
          </table:table-cell>
          <table:table-cell table:style-name="ce5"/>
          <table:table-cell table:style-name="ce8"/>
          <table:table-cell table:style-name="ce13" table:formula="of:=[.V28]+1" office:value-type="date" office:date-value="2016-08-28" calcext:value-type="date">
            <text:p>dim. 28</text:p>
          </table:table-cell>
          <table:table-cell table:style-name="ce5"/>
          <table:table-cell table:style-name="ce8"/>
          <table:table-cell table:style-name="ce13" table:formula="of:=[.Y28]+1" office:value-type="date" office:date-value="2016-09-28" calcext:value-type="date">
            <text:p>mer. 28</text:p>
          </table:table-cell>
          <table:table-cell table:style-name="ce5"/>
          <table:table-cell table:style-name="ce8"/>
          <table:table-cell table:style-name="ce13" table:formula="of:=[.AB28]+1" office:value-type="date" office:date-value="2016-10-28" calcext:value-type="date">
            <text:p>ven. 28</text:p>
          </table:table-cell>
          <table:table-cell table:style-name="ce5"/>
          <table:table-cell table:style-name="ce8"/>
          <table:table-cell table:style-name="ce13" table:formula="of:=[.AE28]+1" office:value-type="date" office:date-value="2016-11-28" calcext:value-type="date">
            <text:p>lun. 28</text:p>
          </table:table-cell>
          <table:table-cell table:style-name="ce5"/>
          <table:table-cell table:style-name="ce8"/>
          <table:table-cell table:style-name="ce13" table:formula="of:=[.AH28]+1" office:value-type="date" office:date-value="2016-12-28" calcext:value-type="date">
            <text:p>mer. 28</text:p>
          </table:table-cell>
          <table:table-cell table:style-name="ce5"/>
          <table:table-cell table:style-name="ce17" table:number-columns-repeated="106"/>
          <table:table-cell table:number-columns-repeated="883"/>
        </table:table-row>
        <table:table-row table:style-name="ro1">
          <table:table-cell table:style-name="ce2" table:formula="of:=[.A29]+1" office:value-type="date" office:date-value="2016-01-29" calcext:value-type="date">
            <text:p>ven. 29</text:p>
          </table:table-cell>
          <table:table-cell table:style-name="ce5"/>
          <table:table-cell table:style-name="ce8"/>
          <table:table-cell table:style-name="ce10" table:formula="of:=[.D29]+1" office:value-type="date" office:date-value="2016-02-29" calcext:value-type="date">
            <text:p>lun. 29</text:p>
          </table:table-cell>
          <table:table-cell table:style-name="ce6"/>
          <table:table-cell table:style-name="ce12"/>
          <table:table-cell table:style-name="ce13" table:formula="of:=[.G29]+1" office:value-type="date" office:date-value="2016-03-29" calcext:value-type="date">
            <text:p>mar. 29</text:p>
          </table:table-cell>
          <table:table-cell table:style-name="ce5"/>
          <table:table-cell table:style-name="ce8"/>
          <table:table-cell table:style-name="ce13" table:formula="of:=[.J29]+1" office:value-type="date" office:date-value="2016-04-29" calcext:value-type="date">
            <text:p>ven. 29</text:p>
          </table:table-cell>
          <table:table-cell table:style-name="ce5"/>
          <table:table-cell table:style-name="ce8"/>
          <table:table-cell table:style-name="ce13" table:formula="of:=[.M29]+1" office:value-type="date" office:date-value="2016-05-29" calcext:value-type="date">
            <text:p>dim. 29</text:p>
          </table:table-cell>
          <table:table-cell table:style-name="ce5"/>
          <table:table-cell table:style-name="ce8"/>
          <table:table-cell table:style-name="ce13" table:formula="of:=[.P29]+1" office:value-type="date" office:date-value="2016-06-29" calcext:value-type="date">
            <text:p>mer. 29</text:p>
          </table:table-cell>
          <table:table-cell table:style-name="ce5"/>
          <table:table-cell table:style-name="ce8"/>
          <table:table-cell table:style-name="ce13" table:formula="of:=[.S29]+1" office:value-type="date" office:date-value="2016-07-29" calcext:value-type="date">
            <text:p>ven. 29</text:p>
          </table:table-cell>
          <table:table-cell table:style-name="ce5"/>
          <table:table-cell table:style-name="ce8"/>
          <table:table-cell table:style-name="ce13" table:formula="of:=[.V29]+1" office:value-type="date" office:date-value="2016-08-29" calcext:value-type="date">
            <text:p>lun. 29</text:p>
          </table:table-cell>
          <table:table-cell table:style-name="ce5"/>
          <table:table-cell table:style-name="ce8"/>
          <table:table-cell table:style-name="ce13" table:formula="of:=[.Y29]+1" office:value-type="date" office:date-value="2016-09-29" calcext:value-type="date">
            <text:p>jeu. 29</text:p>
          </table:table-cell>
          <table:table-cell table:style-name="ce5"/>
          <table:table-cell table:style-name="ce8"/>
          <table:table-cell table:style-name="ce13" table:formula="of:=[.AB29]+1" office:value-type="date" office:date-value="2016-10-29" calcext:value-type="date">
            <text:p>sam. 29</text:p>
          </table:table-cell>
          <table:table-cell table:style-name="ce5"/>
          <table:table-cell table:style-name="ce8"/>
          <table:table-cell table:style-name="ce14" table:formula="of:=[.AE29]+1" office:value-type="date" office:date-value="2016-11-29" calcext:value-type="date">
            <text:p>mar. 29</text:p>
          </table:table-cell>
          <table:table-cell table:style-name="ce6"/>
          <table:table-cell table:style-name="ce8"/>
          <table:table-cell table:style-name="ce13" table:formula="of:=[.AH29]+1" office:value-type="date" office:date-value="2016-12-29" calcext:value-type="date">
            <text:p>jeu. 29</text:p>
          </table:table-cell>
          <table:table-cell table:style-name="ce5"/>
          <table:table-cell table:style-name="ce17" table:number-columns-repeated="106"/>
          <table:table-cell table:number-columns-repeated="883"/>
        </table:table-row>
        <table:table-row table:style-name="ro1">
          <table:table-cell table:style-name="ce2" table:formula="of:=[.A30]+1" office:value-type="date" office:date-value="2016-01-30" calcext:value-type="date">
            <text:p>sam. 30</text:p>
          </table:table-cell>
          <table:table-cell table:style-name="ce5"/>
          <table:table-cell table:style-name="ce8"/>
          <table:table-cell table:style-name="ce11"/>
          <table:table-cell table:style-name="ce12" table:number-columns-repeated="2"/>
          <table:table-cell table:style-name="ce13" table:formula="of:=[.G30]+1" office:value-type="date" office:date-value="2016-03-30" calcext:value-type="date">
            <text:p>mer. 30</text:p>
          </table:table-cell>
          <table:table-cell table:style-name="ce5"/>
          <table:table-cell table:style-name="ce8"/>
          <table:table-cell table:style-name="ce14" table:formula="of:=[.J30]+1" office:value-type="date" office:date-value="2016-04-30" calcext:value-type="date">
            <text:p>sam. 30</text:p>
          </table:table-cell>
          <table:table-cell table:style-name="ce6"/>
          <table:table-cell table:style-name="ce8"/>
          <table:table-cell table:style-name="ce13" table:formula="of:=[.M30]+1" office:value-type="date" office:date-value="2016-05-30" calcext:value-type="date">
            <text:p>lun. 30</text:p>
          </table:table-cell>
          <table:table-cell table:style-name="ce5"/>
          <table:table-cell table:style-name="ce8"/>
          <table:table-cell table:style-name="ce14" table:formula="of:=[.P30]+1" office:value-type="date" office:date-value="2016-06-30" calcext:value-type="date">
            <text:p>jeu. 30</text:p>
          </table:table-cell>
          <table:table-cell table:style-name="ce6"/>
          <table:table-cell table:style-name="ce8"/>
          <table:table-cell table:style-name="ce13" table:formula="of:=[.S30]+1" office:value-type="date" office:date-value="2016-07-30" calcext:value-type="date">
            <text:p>sam. 30</text:p>
          </table:table-cell>
          <table:table-cell table:style-name="ce5"/>
          <table:table-cell table:style-name="ce8"/>
          <table:table-cell table:style-name="ce13" table:formula="of:=[.V30]+1" office:value-type="date" office:date-value="2016-08-30" calcext:value-type="date">
            <text:p>mar. 30</text:p>
          </table:table-cell>
          <table:table-cell table:style-name="ce5"/>
          <table:table-cell table:style-name="ce8"/>
          <table:table-cell table:style-name="ce14" table:formula="of:=[.Y30]+1" office:value-type="date" office:date-value="2016-09-30" calcext:value-type="date">
            <text:p>ven. 30</text:p>
          </table:table-cell>
          <table:table-cell table:style-name="ce6"/>
          <table:table-cell table:style-name="ce8"/>
          <table:table-cell table:style-name="ce14" table:formula="of:=[.AB30]+1" office:value-type="date" office:date-value="2016-10-30" calcext:value-type="date">
            <text:p>dim. 30</text:p>
          </table:table-cell>
          <table:table-cell table:style-name="ce5"/>
          <table:table-cell table:style-name="ce8"/>
          <table:table-cell table:style-name="ce13" table:formula="of:=[.AE30]+1" office:value-type="date" office:date-value="2016-11-30" calcext:value-type="date">
            <text:p>mer. 30</text:p>
          </table:table-cell>
          <table:table-cell table:style-name="ce5"/>
          <table:table-cell table:style-name="ce8"/>
          <table:table-cell table:style-name="ce13" table:formula="of:=[.AH30]+1" office:value-type="date" office:date-value="2016-12-30" calcext:value-type="date">
            <text:p>ven. 30</text:p>
          </table:table-cell>
          <table:table-cell table:style-name="ce5"/>
          <table:table-cell table:style-name="ce17" table:number-columns-repeated="106"/>
          <table:table-cell table:number-columns-repeated="883"/>
        </table:table-row>
        <table:table-row table:style-name="ro1">
          <table:table-cell table:style-name="ce2" table:formula="of:=[.A31]+1" office:value-type="date" office:date-value="2016-01-31" calcext:value-type="date">
            <text:p>dim. 31</text:p>
          </table:table-cell>
          <table:table-cell table:style-name="ce5"/>
          <table:table-cell table:style-name="ce8"/>
          <table:table-cell table:style-name="ce11"/>
          <table:table-cell table:style-name="ce12" table:number-columns-repeated="2"/>
          <table:table-cell table:style-name="ce13" table:formula="of:=[.G31]+1" office:value-type="date" office:date-value="2016-03-31" calcext:value-type="date">
            <text:p>jeu. 31</text:p>
          </table:table-cell>
          <table:table-cell table:style-name="ce5"/>
          <table:table-cell table:style-name="ce8"/>
          <table:table-cell table:style-name="ce11"/>
          <table:table-cell table:style-name="ce8" table:number-columns-repeated="2"/>
          <table:table-cell table:style-name="ce13" table:formula="of:=[.M31]+1" office:value-type="date" office:date-value="2016-05-31" calcext:value-type="date">
            <text:p>mar. 31</text:p>
          </table:table-cell>
          <table:table-cell table:style-name="ce5"/>
          <table:table-cell table:style-name="ce8"/>
          <table:table-cell table:style-name="ce11"/>
          <table:table-cell table:style-name="ce8" table:number-columns-repeated="2"/>
          <table:table-cell table:style-name="ce13" table:formula="of:=[.S31]+1" office:value-type="date" office:date-value="2016-07-31" calcext:value-type="date">
            <text:p>dim. 31</text:p>
          </table:table-cell>
          <table:table-cell table:style-name="ce5"/>
          <table:table-cell table:style-name="ce8"/>
          <table:table-cell table:style-name="ce13" table:formula="of:=[.V31]+1" office:value-type="date" office:date-value="2016-08-31" calcext:value-type="date">
            <text:p>mer. 31</text:p>
          </table:table-cell>
          <table:table-cell table:style-name="ce5"/>
          <table:table-cell table:style-name="ce8" table:number-columns-repeated="2"/>
          <table:table-cell table:style-name="ce15"/>
          <table:table-cell table:style-name="ce8"/>
          <table:table-cell table:style-name="ce14" table:formula="of:=[.AB31]+1" office:value-type="date" office:date-value="2016-10-31" calcext:value-type="date">
            <text:p>lun. 31</text:p>
          </table:table-cell>
          <table:table-cell table:style-name="ce5"/>
          <table:table-cell table:style-name="ce8" table:number-columns-repeated="2"/>
          <table:table-cell table:style-name="ce15"/>
          <table:table-cell table:style-name="ce8"/>
          <table:table-cell table:style-name="ce13" table:formula="of:=[.AH31]+1" office:value-type="date" office:date-value="2016-12-31" calcext:value-type="date">
            <text:p>sam. 31</text:p>
          </table:table-cell>
          <table:table-cell table:style-name="ce5"/>
          <table:table-cell table:style-name="ce17" table:number-columns-repeated="106"/>
          <table:table-cell table:number-columns-repeated="883"/>
        </table:table-row>
        <table:table-row table:style-name="ro2">
          <table:table-cell table:number-columns-repeated="25"/>
          <table:table-cell table:style-name="Default"/>
          <table:table-cell table:number-columns-repeated="998"/>
        </table:table-row>
        <table:table-row table:style-name="ro3">
          <table:table-cell table:number-columns-repeated="25"/>
          <table:table-cell table:style-name="ce16"/>
          <table:table-cell table:number-columns-repeated="998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euil1.G2:Feuil1.G32 Feuil1.AH2:Feuil1.AH32 Feuil1.M2:Feuil1.M32 Feuil1.P2:Feuil1.P31 Feuil1.S2:Feuil1.S32 Feuil1.V2:Feuil1.V32 Feuil1.Y2:Feuil1.Y31 Feuil1.AB2:Feuil1.AB32 Feuil1.AE2:Feuil1.AE31 Feuil1.J2:Feuil1.J31 Feuil1.A2:Feuil1.A32 Feuil1.D2:Feuil1.D30">
            <calcext:condition calcext:apply-style-name="ConditionalStyle_10" calcext:value="formula-is([.A2]=TODAY())" calcext:base-cell-address="Feuil1.A2"/>
            <calcext:condition calcext:apply-style-name="ConditionalStyle_12" calcext:value="formula-is(WEEKDAY([.A2])=1)" calcext:base-cell-address="Feuil1.A2"/>
            <calcext:condition calcext:apply-style-name="ConditionalStyle_11" calcext:value="formula-is(WEEKDAY([.A2])=7)" calcext:base-cell-address="Feuil1.A2"/>
          </calcext:conditional-format>
          <calcext:conditional-format calcext:target-range-address="Feuil1.B2:Feuil1.B32 Feuil1.E2:Feuil1.E30 Feuil1.H2:Feuil1.H32 Feuil1.K2:Feuil1.K31 Feuil1.N2:Feuil1.N32 Feuil1.Q2:Feuil1.Q31 Feuil1.T2:Feuil1.T32 Feuil1.W2:Feuil1.W32 Feuil1.Z2:Feuil1.Z32 Feuil1.AC2:Feuil1.AC32 Feuil1.AF2:Feuil1.AF32 Feuil1.AI2:Feuil1.AI32">
            <calcext:condition calcext:apply-style-name="ConditionalStyle_8" calcext:value="formula-is([.A2]=TODAY())" calcext:base-cell-address="Feuil1.B2"/>
            <calcext:condition calcext:apply-style-name="ConditionalStyle_9" calcext:value="formula-is(WEEKDAY([.A2])=1)" calcext:base-cell-address="Feuil1.B2"/>
          </calcext:conditional-format>
          <calcext:conditional-format calcext:target-range-address="Feuil1.B2:Feuil1.B32 Feuil1.E2:Feuil1.E30 Feuil1.H2:Feuil1.H32 Feuil1.K2:Feuil1.K31 Feuil1.N2:Feuil1.N32 Feuil1.Q2:Feuil1.Q31 Feuil1.T2:Feuil1.T32 Feuil1.W2:Feuil1.W32 Feuil1.Z2:Feuil1.Z31 Feuil1.AC2:Feuil1.AC32 Feuil1.AF2:Feuil1.AF31 Feuil1.AI2:Feuil1.AI32">
            <calcext:condition calcext:apply-style-name="ConditionalStyle_7" calcext:value="formula-is(WEEKDAY([.A2])=7)" calcext:base-cell-address="Feuil1.B2"/>
          </calcext:conditional-format>
        </calcext:conditional-formats>
      </table:table>
      <table:table table:name="Feuil2" table:style-name="ta2">
        <table:table-column table:style-name="co4" table:number-columns-repeated="1024" table:default-cell-style-name="Default"/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3"/>
          <table:table-cell table:style-name="ce21"/>
          <table:table-cell table:number-columns-repeated="1020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3" table:style-name="ta3">
        <table:table-column table:style-name="co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fr" number:country="FR">
      <number:number number:decimal-places="0" number:min-integer-digits="1" number:grouping="true"/>
      <number:text> €</number:text>
    </number:number-style>
    <number:number-style style:name="N10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time-style style:name="N10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fr" number:country="FR">
      <number:number number:decimal-places="0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  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  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fr" number:country="FR">
      <loext:text> </loext:text>
      <loext:fill-character> </loext:fill-character>
      <number:text>-    </number:text>
    </number:number-style>
    <number:text-style style:name="N10120" number:language="fr" number:country="F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fr" number:country="FR">
      <loext:text> </loext:text>
      <loext:fill-character> </loext:fill-character>
      <number:text>- €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date-style style:name="N10124" number:language="fr" number:country="FR">
      <number:day-of-week/>
      <number:text> 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0" style:display-name="ConditionalStyle_10" style:family="table-cell" style:parent-style-name="Default">
      <style:table-cell-properties fo:background-color="#e6b9b8"/>
    </style:style>
    <style:style style:name="ConditionalStyle_5f_12" style:display-name="ConditionalStyle_12" style:family="table-cell" style:parent-style-name="Default">
      <style:table-cell-properties fo:background-color="#b9cde5"/>
    </style:style>
    <style:style style:name="ConditionalStyle_5f_11" style:display-name="ConditionalStyle_11" style:family="table-cell" style:parent-style-name="Default">
      <style:table-cell-properties fo:background-color="#b9cde5"/>
    </style:style>
    <style:style style:name="ConditionalStyle_5f_8" style:display-name="ConditionalStyle_8" style:family="table-cell" style:parent-style-name="Default">
      <style:table-cell-properties fo:background-color="#e6b9b8"/>
    </style:style>
    <style:style style:name="ConditionalStyle_5f_9" style:display-name="ConditionalStyle_9" style:family="table-cell" style:parent-style-name="Default">
      <style:table-cell-properties fo:background-color="#b9cde5"/>
    </style:style>
    <style:style style:name="ConditionalStyle_5f_7" style:display-name="ConditionalStyle_7" style:family="table-cell" style:parent-style-name="Default">
      <style:table-cell-properties fo:background-color="#b9cde5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k</meta:initial-creator>
    <meta:creation-date>2015-02-25T14:25:06</meta:creation-date>
    <dc:date>2016-03-04T14:06:16.534000000</dc:date>
    <meta:generator>LibreOffice/4.4.3.2$Windows_x86 LibreOffice_project/88805f81e9fe61362df02b9941de8e38a9b5fd16</meta:generator>
    <meta:editing-duration>PT1M23S</meta:editing-duration>
    <meta:editing-cycles>1</meta:editing-cycles>
    <meta:document-statistic meta:table-count="3" meta:cell-count="378" meta:object-count="0"/>
    <meta:user-defined meta:name="AppVersion">15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